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59" style:family="table-cell" style:parent-style-name="Default" style:data-style-name="N0">
      <style:table-cell-properties fo:background-color="#fff200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a3238e"/>
    </style:style>
    <style:style style:name="ce62" style:family="table-cell" style:parent-style-name="Default" style:data-style-name="N0">
      <style:table-cell-properties fo:background-color="#0066b3"/>
    </style:style>
    <style:style style:name="ce63" style:family="table-cell" style:parent-style-name="Default" style:data-style-name="N0">
      <style:table-cell-properties fo:background-color="#ed1c24"/>
    </style:style>
    <style:style style:name="ce64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7a19a"/>
    </style:style>
    <style:style style:name="ce67" style:family="table-cell" style:parent-style-name="Default" style:data-style-name="N0">
      <style:table-cell-properties fo:background-color="#673604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fo:background-color="#7da7d8"/>
    </style:style>
    <style:style style:name="ce71" style:family="table-cell" style:parent-style-name="Default" style:data-style-name="N0">
      <style:table-cell-properties fo:background-color="#faa61a"/>
    </style:style>
    <style:style style:name="ce72" style:family="table-cell" style:parent-style-name="Default" style:data-style-name="N0">
      <style:table-cell-properties fo:background-color="#cccccc"/>
    </style:style>
    <style:style style:name="ce73" style:family="table-cell" style:parent-style-name="Default" style:data-style-name="N0">
      <style:table-cell-properties fo:background-color="#999999"/>
    </style:style>
    <style:style style:name="ce16" style:family="table-cell" style:parent-style-name="Default" style:data-style-name="N0">
      <style:table-cell-properties fo:background-color="#89c765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2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2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3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41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19"/>
    </style:style>
    <style:style style:name="ce42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30"/>
    </style:style>
    <style:style style:name="ce4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31"/>
    </style:style>
    <style:style style:name="ce48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6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19"/>
    </style:style>
    <style:style style:name="ce8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24"/>
    </style:style>
    <style:style style:name="ce8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26"/>
    </style:style>
    <style:style style:name="ce8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29"/>
    </style:style>
    <style:style style:name="ce8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B30"/>
    </style:style>
    <style:style style:name="ce8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31"/>
    </style:style>
    <style:style style:name="ce5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8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1"/>
    </style:style>
    <style:style style:name="ce89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1"/>
    </style:style>
    <style:style style:name="ce9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17"/>
    </style:style>
    <style:style style:name="ce9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17"/>
    </style:style>
    <style:style style:name="ce9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20"/>
    </style:style>
    <style:style style:name="ce9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26"/>
    </style:style>
    <style:style style:name="ce9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9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29"/>
    </style:style>
    <style:style style:name="ce9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31"/>
    </style:style>
    <style:style style:name="ce9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E22"/>
    </style:style>
    <style:style style:name="ce98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E24"/>
    </style:style>
    <style:style style:name="ce99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F27"/>
    </style:style>
    <style:style style:name="ce10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F31"/>
    </style:style>
    <style:style style:name="ce10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H28"/>
    </style:style>
    <style:style style:name="ce10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I23"/>
    </style:style>
    <style:style style:name="ce10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I25"/>
    </style:style>
    <style:style style:name="ce104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05" style:family="table-cell" style:parent-style-name="Default">
      <style:text-properties fo:font-size="8pt" style:font-size-asian="8pt" style:font-size-complex="8pt"/>
    </style:style>
    <style:style style:name="ce106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J20"/>
    </style:style>
    <style:style style:name="ce10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J22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J26"/>
    </style:style>
    <style:style style:name="ce109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J28"/>
    </style:style>
    <style:style style:name="ce11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M1"/>
    </style:style>
    <style:style style:name="ce11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M1"/>
    </style:style>
    <style:style style:name="ce11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M30"/>
    </style:style>
    <style:style style:name="ce11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19"/>
    </style:style>
    <style:style style:name="ce11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23"/>
    </style:style>
    <style:style style:name="ce11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25"/>
    </style:style>
    <style:style style:name="ce116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27"/>
    </style:style>
    <style:style style:name="ce11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29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P17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P23"/>
    </style:style>
    <style:style style:name="ce120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P25"/>
    </style:style>
    <style:style style:name="ce12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P27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P29"/>
    </style:style>
    <style:style style:name="ce53" style:family="table-cell" style:parent-style-name="Default"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12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R21"/>
    </style:style>
    <style:style style:name="ce1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12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P17"/>
    </style:style>
    <style:style style:name="ce12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T19"/>
    </style:style>
    <style:style style:name="ce1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T19"/>
    </style:style>
    <style:style style:name="ce129" style:family="table-cell" style:parent-style-name="Default">
      <style:table-cell-properties fo:border-bottom="none" fo:border-left="none" fo:border-right="0.06pt solid #000000" fo:border-top="none"/>
      <style:map style:condition="cell-content()=&quot;E&quot;" style:apply-style-name="Untitled1" style:base-cell-address="Map.A1"/>
    </style:style>
    <style:style style:name="ce5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7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134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T19"/>
    </style:style>
    <style:style style:name="ce135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T19"/>
    </style:style>
    <style:style style:name="ce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13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15"/>
    </style:style>
    <style:style style:name="ce13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39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4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31"/>
    </style:style>
    <style:style style:name="ce14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15"/>
    </style:style>
    <style:style style:name="ce14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4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4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31"/>
    </style:style>
    <style:style style:name="ce1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Y1"/>
    </style:style>
    <style:style style:name="ce146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Y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Y17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Y17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A15"/>
    </style:style>
    <style:style style:name="ce15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A31"/>
    </style:style>
    <style:style style:name="ce15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H1"/>
    </style:style>
    <style:style style:name="ce1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H17"/>
    </style:style>
    <style:style style:name="ce15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K1"/>
    </style:style>
    <style:style style:name="ce15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K17"/>
    </style:style>
    <style:style style:name="ce156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AK1"/>
    </style:style>
    <style:style style:name="ce1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K17"/>
    </style:style>
    <style:style style:name="ce15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15"/>
    </style:style>
    <style:style style:name="ce15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6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6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31"/>
    </style:style>
    <style:style style:name="ce16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15"/>
    </style:style>
    <style:style style:name="ce1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6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6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31"/>
    </style:style>
    <style:style style:name="ce16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T1"/>
    </style:style>
    <style:style style:name="ce16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T1"/>
    </style:style>
    <style:style style:name="ce1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T15"/>
    </style:style>
    <style:style style:name="ce1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T17"/>
    </style:style>
    <style:style style:name="ce170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T17"/>
    </style:style>
    <style:style style:name="ce17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7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V15"/>
    </style:style>
    <style:style style:name="ce17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V31"/>
    </style:style>
    <style:style style:name="ce174" style:family="table-cell" style:parent-style-name="Default">
      <style:table-cell-properties fo:border-bottom="none" fo:border-left="none" fo:border-right="none" fo:border-top="0.06pt solid #000000"/>
    </style:style>
    <style:style style:name="ce17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C1"/>
    </style:style>
    <style:style style:name="ce17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C17"/>
    </style:style>
    <style:style style:name="ce17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BF1"/>
    </style:style>
    <style:style style:name="ce17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BF17"/>
    </style:style>
    <style:style style:name="ce179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BF1"/>
    </style:style>
    <style:style style:name="ce180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BF17"/>
    </style:style>
    <style:style style:name="ce18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15"/>
    </style:style>
    <style:style style:name="ce182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83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8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31"/>
    </style:style>
    <style:style style:name="ce1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15"/>
    </style:style>
    <style:style style:name="ce18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8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8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31"/>
    </style:style>
    <style:style style:name="ce1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BO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BO1"/>
    </style:style>
    <style:style style:name="ce1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O15"/>
    </style:style>
    <style:style style:name="ce1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BO17"/>
    </style:style>
    <style:style style:name="ce19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BO17"/>
    </style:style>
    <style:style style:name="ce1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Q15"/>
    </style:style>
    <style:style style:name="ce19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Q31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V1"/>
    </style:style>
    <style:style style:name="ce1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Y1"/>
    </style:style>
    <style:style style:name="ce1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X17"/>
    </style:style>
    <style:style style:name="ce20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Y1"/>
    </style:style>
    <style:style style:name="ce20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A1"/>
    </style:style>
    <style:style style:name="ce20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A17"/>
    </style:style>
    <style:style style:name="ce203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CA1"/>
    </style:style>
    <style:style style:name="ce20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CA17"/>
    </style:style>
    <style:style style:name="ce20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15"/>
    </style:style>
    <style:style style:name="ce206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07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0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31"/>
    </style:style>
    <style:style style:name="ce20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15"/>
    </style:style>
    <style:style style:name="ce2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1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1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31"/>
    </style:style>
    <style:style style:name="ce21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J1"/>
    </style:style>
    <style:style style:name="ce21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J1"/>
    </style:style>
    <style:style style:name="ce21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J15"/>
    </style:style>
    <style:style style:name="ce21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J17"/>
    </style:style>
    <style:style style:name="ce21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J17"/>
    </style:style>
    <style:style style:name="ce21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1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L15"/>
    </style:style>
    <style:style style:name="ce22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L31"/>
    </style:style>
    <style:style style:name="ce22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S1"/>
    </style:style>
    <style:style style:name="ce22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T17"/>
    </style:style>
    <style:style style:name="ce22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V1"/>
    </style:style>
    <style:style style:name="ce22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V17"/>
    </style:style>
    <style:style style:name="ce2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CV1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15"/>
    </style:style>
    <style:style style:name="ce227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28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31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15"/>
    </style:style>
    <style:style style:name="ce23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3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31"/>
    </style:style>
    <style:style style:name="ce2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E1"/>
    </style:style>
    <style:style style:name="ce23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E1"/>
    </style:style>
    <style:style style:name="ce2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E15"/>
    </style:style>
    <style:style style:name="ce2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E17"/>
    </style:style>
    <style:style style:name="ce238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E17"/>
    </style:style>
    <style:style style:name="ce2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4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G15"/>
    </style:style>
    <style:style style:name="ce24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G31"/>
    </style:style>
    <style:style style:name="ce24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N1"/>
    </style:style>
    <style:style style:name="ce24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4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O17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Q1"/>
    </style:style>
    <style:style style:name="ce2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O17"/>
    </style:style>
    <style:style style:name="ce2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Q17"/>
    </style:style>
    <style:style style:name="ce248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DQ1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number-columns-repeated="2" table:default-cell-style-name="ce60"/>
        <table:table-column table:style-name="co3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4" table:default-cell-style-name="ce60"/>
        <table:table-column table:style-name="co2" table:default-cell-style-name="ce60"/>
        <table:table-column table:style-name="co3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8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/>
          <table:table-cell table:style-name="ce58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/>
          <table:table-cell table:style-name="ce71"/>
          <table:table-cell table:style-name="ce58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2"/>
          <table:table-cell table:style-name="ce71" table:number-columns-repeated="2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 table:number-columns-repeated="3"/>
          <table:table-cell table:style-name="ce71" table:number-columns-repeated="8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0" table:number-columns-repeated="2"/>
          <table:table-cell table:style-name="ce58" table:number-columns-repeated="9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0" table:number-columns-repeated="9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 table:number-rows-repeated="1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/>
          <table:table-cell table:style-name="ce69"/>
          <table:table-cell table:number-columns-repeated="1006"/>
        </table:table-row>
        <table:table-row table:style-name="ro1">
          <table:table-cell table:style-name="ce58" table:number-columns-repeated="3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64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58" table:number-columns-repeated="7"/>
          <table:table-cell table:style-name="ce74"/>
          <table:table-cell table:style-name="ce58" table:number-columns-repeated="2"/>
          <table:table-cell table:style-name="ce74"/>
          <table:table-cell table:style-name="ce58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58"/>
          <table:table-cell table:style-name="ce16"/>
          <table:table-cell table:style-name="ce58" table:number-columns-repeated="6"/>
          <table:table-cell table:style-name="ce74"/>
          <table:table-cell table:style-name="ce58" table:number-columns-repeated="2"/>
          <table:table-cell table:style-name="ce74"/>
          <table:table-cell table:style-name="ce58"/>
          <table:table-cell table:style-name="ce16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6"/>
          <table:table-cell table:style-name="ce58" table:number-columns-repeated="5"/>
          <table:table-cell table:style-name="ce74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68" table:number-columns-repeated="3"/>
          <table:table-cell table:style-name="ce16"/>
          <table:table-cell table:style-name="ce68" table:number-columns-repeated="4"/>
          <table:table-cell table:style-name="ce21"/>
          <table:table-cell table:style-name="ce6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6"/>
          <table:table-cell table:style-name="ce58" table:number-columns-repeated="3"/>
          <table:table-cell table:style-name="ce74"/>
          <table:table-cell table:style-name="ce58"/>
          <table:table-cell table:style-name="ce1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6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6" table:number-columns-repeated="2"/>
          <table:table-cell table:style-name="ce22"/>
          <table:table-cell table:style-name="ce58" table:number-columns-repeated="7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table:style-name="ce24" office:value-type="float" office:value="4000" calcext:value-type="float">
            <text:p>4000</text:p>
          </table:table-cell>
          <table:table-cell table:style-name="ce26"/>
          <table:table-cell table:style-name="ce49"/>
          <table:table-cell table:style-name="ce88" office:value-type="string" calcext:value-type="string">
            <text:p>4C</text:p>
          </table:table-cell>
          <table:table-cell table:style-name="ce88" office:value-type="string" calcext:value-type="string">
            <text:p>45</text:p>
          </table:table-cell>
          <table:table-cell table:style-name="ce88" office:value-type="string" calcext:value-type="string">
            <text:p>56</text:p>
          </table:table-cell>
          <table:table-cell table:style-name="ce88" office:value-type="string" calcext:value-type="string">
            <text:p>45</text:p>
          </table:table-cell>
          <table:table-cell table:style-name="ce88" office:value-type="string" calcext:value-type="string">
            <text:p>4C</text:p>
          </table:table-cell>
          <table:table-cell table:style-name="ce88" office:value-type="string" calcext:value-type="string">
            <text:p>3A</text:p>
          </table:table-cell>
          <table:table-cell table:style-name="Default"/>
          <table:table-cell table:style-name="ce49"/>
          <table:table-cell table:style-name="Default"/>
          <table:table-cell table:style-name="ce110" office:value-type="string" calcext:value-type="string">
            <text:p>31</text:p>
          </table:table-cell>
          <table:table-cell table:style-name="ce110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129"/>
          <table:table-cell table:style-name="ce24" office:value-type="float" office:value="4028" calcext:value-type="float">
            <text:p>4028</text:p>
          </table:table-cell>
          <table:table-cell table:style-name="ce29"/>
          <table:table-cell table:style-name="ce51"/>
          <table:table-cell table:style-name="ce145" office:value-type="string" calcext:value-type="string">
            <text:p>4C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56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4C</text:p>
          </table:table-cell>
          <table:table-cell table:style-name="ce145" office:value-type="string" calcext:value-type="string">
            <text:p>3A</text:p>
          </table:table-cell>
          <table:table-cell table:style-name="Default"/>
          <table:table-cell table:style-name="ce51"/>
          <table:table-cell table:style-name="Default"/>
          <table:table-cell table:style-name="ce152" office:value-type="string" calcext:value-type="string">
            <text:p>39</text:p>
          </table:table-cell>
          <table:table-cell table:style-name="ce51" table:number-columns-repeated="2"/>
          <table:table-cell table:style-name="ce154" office:value-type="string" calcext:value-type="string">
            <text:p>13</text:p>
          </table:table-cell>
          <table:table-cell table:style-name="ce154" office:value-type="string" calcext:value-type="string">
            <text:p>14</text:p>
          </table:table-cell>
          <table:table-cell table:style-name="ce154" office:value-type="string" calcext:value-type="string">
            <text:p>15</text:p>
          </table:table-cell>
          <table:table-cell table:style-name="ce154" office:value-type="string" calcext:value-type="string">
            <text:p>16</text:p>
          </table:table-cell>
          <table:table-cell table:style-name="ce156" office:value-type="string" calcext:value-type="string">
            <text:p>17</text:p>
          </table:table-cell>
          <table:table-cell table:style-name="ce79"/>
          <table:table-cell table:style-name="ce24" office:value-type="float" office:value="4050" calcext:value-type="float">
            <text:p>4050</text:p>
          </table:table-cell>
          <table:table-cell table:style-name="ce29"/>
          <table:table-cell table:style-name="ce51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Default"/>
          <table:table-cell table:style-name="ce51"/>
          <table:table-cell table:style-name="Default"/>
          <table:table-cell table:style-name="ce175" office:value-type="string" calcext:value-type="string">
            <text:p>31</text:p>
          </table:table-cell>
          <table:table-cell table:style-name="ce175" office:value-type="string" calcext:value-type="string">
            <text:p>37</text:p>
          </table:table-cell>
          <table:table-cell table:style-name="ce51"/>
          <table:table-cell table:style-name="ce177" office:value-type="string" calcext:value-type="string">
            <text:p>13</text:p>
          </table:table-cell>
          <table:table-cell table:style-name="ce177" office:value-type="string" calcext:value-type="string">
            <text:p>14</text:p>
          </table:table-cell>
          <table:table-cell table:style-name="ce177" office:value-type="string" calcext:value-type="string">
            <text:p>15</text:p>
          </table:table-cell>
          <table:table-cell table:style-name="ce177" office:value-type="string" calcext:value-type="string">
            <text:p>16</text:p>
          </table:table-cell>
          <table:table-cell table:style-name="ce179" office:value-type="string" calcext:value-type="string">
            <text:p>17</text:p>
          </table:table-cell>
          <table:table-cell table:style-name="ce79"/>
          <table:table-cell table:style-name="ce24" office:value-type="float" office:value="4078" calcext:value-type="float">
            <text:p>4078</text:p>
          </table:table-cell>
          <table:table-cell table:style-name="ce29"/>
          <table:table-cell table:style-name="ce51"/>
          <table:table-cell table:style-name="ce189" office:value-type="string" calcext:value-type="string">
            <text:p>4C</text:p>
          </table:table-cell>
          <table:table-cell table:style-name="ce189" office:value-type="string" calcext:value-type="string">
            <text:p>45</text:p>
          </table:table-cell>
          <table:table-cell table:style-name="ce189" office:value-type="string" calcext:value-type="string">
            <text:p>56</text:p>
          </table:table-cell>
          <table:table-cell table:style-name="ce189" office:value-type="string" calcext:value-type="string">
            <text:p>45</text:p>
          </table:table-cell>
          <table:table-cell table:style-name="ce189" office:value-type="string" calcext:value-type="string">
            <text:p>4C</text:p>
          </table:table-cell>
          <table:table-cell table:style-name="ce189" office:value-type="string" calcext:value-type="string">
            <text:p>3A</text:p>
          </table:table-cell>
          <table:table-cell table:style-name="Default"/>
          <table:table-cell table:style-name="ce197"/>
          <table:table-cell table:style-name="Default"/>
          <table:table-cell table:style-name="ce198" office:value-type="string" calcext:value-type="string">
            <text:p>32</text:p>
          </table:table-cell>
          <table:table-cell table:style-name="ce200" office:value-type="string" calcext:value-type="string">
            <text:p>35</text:p>
          </table:table-cell>
          <table:table-cell table:style-name="ce51"/>
          <table:table-cell table:style-name="ce201" office:value-type="string" calcext:value-type="string">
            <text:p>13</text:p>
          </table:table-cell>
          <table:table-cell table:style-name="ce201" office:value-type="string" calcext:value-type="string">
            <text:p>14</text:p>
          </table:table-cell>
          <table:table-cell table:style-name="ce201" office:value-type="string" calcext:value-type="string">
            <text:p>15</text:p>
          </table:table-cell>
          <table:table-cell table:style-name="ce201" office:value-type="string" calcext:value-type="string">
            <text:p>16</text:p>
          </table:table-cell>
          <table:table-cell table:style-name="ce203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A0</text:p>
          </table:table-cell>
          <table:table-cell table:style-name="ce29"/>
          <table:table-cell table:style-name="ce51"/>
          <table:table-cell table:style-name="ce213" office:value-type="string" calcext:value-type="string">
            <text:p>4C</text:p>
          </table:table-cell>
          <table:table-cell table:style-name="ce213" office:value-type="string" calcext:value-type="string">
            <text:p>45</text:p>
          </table:table-cell>
          <table:table-cell table:style-name="ce213" office:value-type="string" calcext:value-type="string">
            <text:p>56</text:p>
          </table:table-cell>
          <table:table-cell table:style-name="ce213" office:value-type="string" calcext:value-type="string">
            <text:p>45</text:p>
          </table:table-cell>
          <table:table-cell table:style-name="ce213" office:value-type="string" calcext:value-type="string">
            <text:p>4C</text:p>
          </table:table-cell>
          <table:table-cell table:style-name="ce213" office:value-type="string" calcext:value-type="string">
            <text:p>3A</text:p>
          </table:table-cell>
          <table:table-cell table:style-name="Default"/>
          <table:table-cell table:style-name="ce51"/>
          <table:table-cell table:style-name="Default"/>
          <table:table-cell table:number-columns-repeated="2" table:style-name="ce221" office:value-type="string" calcext:value-type="string">
            <text:p>33</text:p>
          </table:table-cell>
          <table:table-cell table:style-name="ce51"/>
          <table:table-cell table:style-name="ce223" office:value-type="string" calcext:value-type="string">
            <text:p>13</text:p>
          </table:table-cell>
          <table:table-cell table:style-name="ce223" office:value-type="string" calcext:value-type="string">
            <text:p>14</text:p>
          </table:table-cell>
          <table:table-cell table:style-name="ce223" office:value-type="string" calcext:value-type="string">
            <text:p>15</text:p>
          </table:table-cell>
          <table:table-cell table:style-name="ce223" office:value-type="string" calcext:value-type="string">
            <text:p>16</text:p>
          </table:table-cell>
          <table:table-cell table:style-name="ce2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C8</text:p>
          </table:table-cell>
          <table:table-cell table:style-name="ce29"/>
          <table:table-cell table:style-name="ce51"/>
          <table:table-cell table:style-name="ce234" office:value-type="string" calcext:value-type="string">
            <text:p>4C</text:p>
          </table:table-cell>
          <table:table-cell table:style-name="ce234" office:value-type="string" calcext:value-type="string">
            <text:p>45</text:p>
          </table:table-cell>
          <table:table-cell table:style-name="ce234" office:value-type="string" calcext:value-type="string">
            <text:p>56</text:p>
          </table:table-cell>
          <table:table-cell table:style-name="ce234" office:value-type="string" calcext:value-type="string">
            <text:p>45</text:p>
          </table:table-cell>
          <table:table-cell table:style-name="ce234" office:value-type="string" calcext:value-type="string">
            <text:p>4C</text:p>
          </table:table-cell>
          <table:table-cell table:style-name="ce234" office:value-type="string" calcext:value-type="string">
            <text:p>3A</text:p>
          </table:table-cell>
          <table:table-cell table:style-name="Default"/>
          <table:table-cell table:style-name="ce51"/>
          <table:table-cell table:style-name="Default"/>
          <table:table-cell table:style-name="ce242" office:value-type="string" calcext:value-type="string">
            <text:p>34</text:p>
          </table:table-cell>
          <table:table-cell table:style-name="ce242" office:value-type="string" calcext:value-type="string">
            <text:p>31</text:p>
          </table:table-cell>
          <table:table-cell table:style-name="ce51"/>
          <table:table-cell table:style-name="ce245" office:value-type="string" calcext:value-type="string">
            <text:p>13</text:p>
          </table:table-cell>
          <table:table-cell table:style-name="ce245" office:value-type="string" calcext:value-type="string">
            <text:p>14</text:p>
          </table:table-cell>
          <table:table-cell table:style-name="ce245" office:value-type="string" calcext:value-type="string">
            <text:p>15</text:p>
          </table:table-cell>
          <table:table-cell table:style-name="ce245" office:value-type="string" calcext:value-type="string">
            <text:p>16</text:p>
          </table:table-cell>
          <table:table-cell table:style-name="ce248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F0</text:p>
          </table:table-cell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float" office:value="4100" calcext:value-type="float">
            <text:p>4100</text:p>
          </table:table-cell>
          <table:table-cell table:style-name="ce27"/>
          <table:table-cell table:style-name="ce24"/>
          <table:table-cell table:style-name="ce89" office:value-type="string" calcext:value-type="string">
            <text:p>53</text:p>
          </table:table-cell>
          <table:table-cell table:style-name="ce89" office:value-type="string" calcext:value-type="string">
            <text:p>43</text:p>
          </table:table-cell>
          <table:table-cell table:style-name="ce89" office:value-type="string" calcext:value-type="string">
            <text:p>4F</text:p>
          </table:table-cell>
          <table:table-cell table:style-name="ce89" office:value-type="string" calcext:value-type="string">
            <text:p>52</text:p>
          </table:table-cell>
          <table:table-cell table:style-name="ce89" office:value-type="string" calcext:value-type="string">
            <text:p>45</text:p>
          </table:table-cell>
          <table:table-cell table:style-name="ce89" office:value-type="string" calcext:value-type="string">
            <text:p>3A</text:p>
          </table:table-cell>
          <table:table-cell table:style-name="Default"/>
          <table:table-cell table:style-name="ce24"/>
          <table:table-cell table:style-name="Default"/>
          <table:table-cell table:number-columns-repeated="3" table:style-name="ce111" office:value-type="string" calcext:value-type="string">
            <text:p>30</text:p>
          </table:table-cell>
          <table:table-cell table:number-columns-repeated="5" table:style-name="ce24" office:value-type="string" calcext:value-type="string">
            <text:p>30</text:p>
          </table:table-cell>
          <table:table-cell table:style-name="ce56"/>
          <table:table-cell table:style-name="ce24"/>
          <table:table-cell table:style-name="ce30"/>
          <table:table-cell table:style-name="ce24"/>
          <table:table-cell table:style-name="ce146" office:value-type="string" calcext:value-type="string">
            <text:p>53</text:p>
          </table:table-cell>
          <table:table-cell table:style-name="ce146" office:value-type="string" calcext:value-type="string">
            <text:p>43</text:p>
          </table:table-cell>
          <table:table-cell table:style-name="ce146" office:value-type="string" calcext:value-type="string">
            <text:p>4F</text:p>
          </table:table-cell>
          <table:table-cell table:style-name="ce146" office:value-type="string" calcext:value-type="string">
            <text:p>52</text:p>
          </table:table-cell>
          <table:table-cell table:style-name="ce146" office:value-type="string" calcext:value-type="string">
            <text:p>45</text:p>
          </table:table-cell>
          <table:table-cell table:style-name="ce146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167" office:value-type="string" calcext:value-type="string">
            <text:p>53</text:p>
          </table:table-cell>
          <table:table-cell table:style-name="ce167" office:value-type="string" calcext:value-type="string">
            <text:p>43</text:p>
          </table:table-cell>
          <table:table-cell table:style-name="ce167" office:value-type="string" calcext:value-type="string">
            <text:p>4F</text:p>
          </table:table-cell>
          <table:table-cell table:style-name="ce167" office:value-type="string" calcext:value-type="string">
            <text:p>52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190" office:value-type="string" calcext:value-type="string">
            <text:p>53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F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5</text:p>
          </table:table-cell>
          <table:table-cell table:style-name="ce190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14" office:value-type="string" calcext:value-type="string">
            <text:p>53</text:p>
          </table:table-cell>
          <table:table-cell table:style-name="ce214" office:value-type="string" calcext:value-type="string">
            <text:p>43</text:p>
          </table:table-cell>
          <table:table-cell table:style-name="ce214" office:value-type="string" calcext:value-type="string">
            <text:p>4F</text:p>
          </table:table-cell>
          <table:table-cell table:style-name="ce214" office:value-type="string" calcext:value-type="string">
            <text:p>52</text:p>
          </table:table-cell>
          <table:table-cell table:style-name="ce214" office:value-type="string" calcext:value-type="string">
            <text:p>45</text:p>
          </table:table-cell>
          <table:table-cell table:style-name="ce214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35" office:value-type="string" calcext:value-type="string">
            <text:p>53</text:p>
          </table:table-cell>
          <table:table-cell table:style-name="ce235" office:value-type="string" calcext:value-type="string">
            <text:p>43</text:p>
          </table:table-cell>
          <table:table-cell table:style-name="ce235" office:value-type="string" calcext:value-type="string">
            <text:p>4F</text:p>
          </table:table-cell>
          <table:table-cell table:style-name="ce235" office:value-type="string" calcext:value-type="string">
            <text:p>52</text:p>
          </table:table-cell>
          <table:table-cell table:style-name="ce235" office:value-type="string" calcext:value-type="string">
            <text:p>45</text:p>
          </table:table-cell>
          <table:table-cell table:style-name="ce235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200" calcext:value-type="float">
            <text:p>4200</text:p>
          </table:table-cell>
          <table:table-cell table:style-name="ce27" office:value-type="string" calcext:value-type="string">
            <text:p>5V</text:p>
          </table:table-cell>
          <table:table-cell table:number-columns-repeated="14" table:style-name="ce24" office:value-type="string" calcext:value-type="string">
            <text:p>1</text:p>
          </table:table-cell>
          <table:table-cell table:style-name="ce24" office:value-type="string" calcext:value-type="string">
            <text:p>7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300" calcext:value-type="float">
            <text:p>4300</text:p>
          </table:table-cell>
          <table:table-cell table:style-name="ce27" office:value-type="string" calcext:value-type="string">
            <text:p>3</text:p>
          </table:table-cell>
          <table:table-cell table:number-columns-repeated="14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400" calcext:value-type="float">
            <text:p>44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500" calcext:value-type="float">
            <text:p>45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D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D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600" calcext:value-type="float">
            <text:p>46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700" calcext:value-type="float">
            <text:p>47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800" calcext:value-type="float">
            <text:p>48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8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8H</text:p>
          </table:table-cell>
          <table:table-cell table:number-columns-repeated="6" table:style-name="ce24" office:value-type="string" calcext:value-type="string">
            <text:p>D</text:p>
          </table:table-cell>
          <table:table-cell table:style-name="ce24" office:value-type="string" calcext:value-type="string">
            <text:p>A</text:p>
          </table:table-cell>
          <table:table-cell table:style-name="ce56" office:value-type="string" calcext:value-type="string">
            <text:p>C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900" calcext:value-type="float">
            <text:p>49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24"/>
          <table:table-cell table:number-columns-repeated="3" table:style-name="ce24" office:value-type="string" calcext:value-type="string">
            <text:p>D</text:p>
          </table:table-cell>
          <table:table-cell table:style-name="ce24" office:value-type="string" calcext:value-type="string">
            <text:p>3 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C00</text:p>
          </table:table-cell>
          <table:table-cell table:style-name="ce27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3</text:p>
          </table:table-cell>
          <table:table-cell table:number-columns-repeated="8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5 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6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8" office:value-type="string" calcext:value-type="string">
            <text:p>F</text:p>
          </table:table-cell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34</text:p>
          </table:table-cell>
          <table:table-cell table:style-name="ce50"/>
          <table:table-cell table:style-name="ce50" office:value-type="string" calcext:value-type="string">
            <text:p>10</text:p>
          </table:table-cell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30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 table:number-columns-repeated="8"/>
          <table:table-cell table:style-name="ce57"/>
          <table:table-cell table:style-name="ce24" office:value-type="string" calcext:value-type="string">
            <text:p>4D28</text:p>
          </table:table-cell>
          <table:table-cell table:style-name="ce137" office:value-type="string" calcext:value-type="string">
            <text:p>F</text:p>
          </table:table-cell>
          <table:table-cell table:style-name="ce141" office:value-type="string" calcext:value-type="string">
            <text:p>11</text:p>
          </table:table-cell>
          <table:table-cell table:style-name="ce52" table:number-columns-repeated="2"/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50</text:p>
          </table:table-cell>
          <table:table-cell table:style-name="ce158" office:value-type="string" calcext:value-type="string">
            <text:p>F</text:p>
          </table:table-cell>
          <table:table-cell table:style-name="ce162" office:value-type="string" calcext:value-type="string">
            <text:p>11</text:p>
          </table:table-cell>
          <table:table-cell table:style-name="ce168" table:number-columns-repeated="2"/>
          <table:table-cell table:style-name="ce172" office:value-type="string" calcext:value-type="string">
            <text:p>10</text:p>
          </table:table-cell>
          <table:table-cell table:style-name="ce172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78</text:p>
          </table:table-cell>
          <table:table-cell table:style-name="ce181" office:value-type="string" calcext:value-type="string">
            <text:p>F</text:p>
          </table:table-cell>
          <table:table-cell table:style-name="ce185" office:value-type="string" calcext:value-type="string">
            <text:p>11</text:p>
          </table:table-cell>
          <table:table-cell table:style-name="ce191" table:number-columns-repeated="2"/>
          <table:table-cell table:style-name="ce195" office:value-type="string" calcext:value-type="string">
            <text:p>10</text:p>
          </table:table-cell>
          <table:table-cell table:style-name="ce195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A0</text:p>
          </table:table-cell>
          <table:table-cell table:style-name="ce205" office:value-type="string" calcext:value-type="string">
            <text:p>F</text:p>
          </table:table-cell>
          <table:table-cell table:style-name="ce209" office:value-type="string" calcext:value-type="string">
            <text:p>11</text:p>
          </table:table-cell>
          <table:table-cell table:style-name="ce215" table:number-columns-repeated="2"/>
          <table:table-cell table:style-name="ce219" office:value-type="string" calcext:value-type="string">
            <text:p>10</text:p>
          </table:table-cell>
          <table:table-cell table:style-name="ce219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C8</text:p>
          </table:table-cell>
          <table:table-cell table:style-name="ce226" office:value-type="string" calcext:value-type="string">
            <text:p>F</text:p>
          </table:table-cell>
          <table:table-cell table:style-name="ce230" office:value-type="string" calcext:value-type="string">
            <text:p>11</text:p>
          </table:table-cell>
          <table:table-cell table:style-name="ce236" table:number-columns-repeated="2"/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F0</text:p>
          </table:table-cell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4F00</text:p>
          </table:table-cell>
          <table:table-cell table:style-name="ce29"/>
          <table:table-cell table:style-name="ce51"/>
          <table:table-cell table:style-name="ce90" office:value-type="string" calcext:value-type="string">
            <text:p>4C</text:p>
          </table:table-cell>
          <table:table-cell table:style-name="ce90" office:value-type="string" calcext:value-type="string">
            <text:p>45</text:p>
          </table:table-cell>
          <table:table-cell table:style-name="ce90" office:value-type="string" calcext:value-type="string">
            <text:p>56</text:p>
          </table:table-cell>
          <table:table-cell table:style-name="ce90" office:value-type="string" calcext:value-type="string">
            <text:p>45</text:p>
          </table:table-cell>
          <table:table-cell table:style-name="ce90" office:value-type="string" calcext:value-type="string">
            <text:p>4C</text:p>
          </table:table-cell>
          <table:table-cell table:style-name="ce90" office:value-type="string" calcext:value-type="string">
            <text:p>3A</text:p>
          </table:table-cell>
          <table:table-cell table:style-name="ce104" office:value-type="float" office:value="3" calcext:value-type="float">
            <text:p>3</text:p>
          </table:table-cell>
          <table:table-cell table:style-name="ce51"/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2"/>
          <table:table-cell table:style-name="ce118" office:value-type="string" calcext:value-type="string">
            <text:p>13</text:p>
          </table:table-cell>
          <table:table-cell table:style-name="ce118" office:value-type="string" calcext:value-type="string">
            <text:p>14</text:p>
          </table:table-cell>
          <table:table-cell table:style-name="ce118" office:value-type="string" calcext:value-type="string">
            <text:p>15</text:p>
          </table:table-cell>
          <table:table-cell table:style-name="ce118" office:value-type="string" calcext:value-type="string">
            <text:p>16</text:p>
          </table:table-cell>
          <table:table-cell table:style-name="ce126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28</text:p>
          </table:table-cell>
          <table:table-cell table:style-name="ce138"/>
          <table:table-cell table:style-name="ce142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51" table:number-columns-repeated="2"/>
          <table:table-cell table:style-name="Default"/>
          <table:table-cell table:style-name="ce153" office:value-type="string" calcext:value-type="string">
            <text:p>31</text:p>
          </table:table-cell>
          <table:table-cell table:style-name="ce153" office:value-type="string" calcext:value-type="string">
            <text:p>30</text:p>
          </table:table-cell>
          <table:table-cell table:style-name="ce51"/>
          <table:table-cell table:style-name="ce155" office:value-type="string" calcext:value-type="string">
            <text:p>13</text:p>
          </table:table-cell>
          <table:table-cell table:style-name="ce155" office:value-type="string" calcext:value-type="string">
            <text:p>14</text:p>
          </table:table-cell>
          <table:table-cell table:style-name="ce155" office:value-type="string" calcext:value-type="string">
            <text:p>15</text:p>
          </table:table-cell>
          <table:table-cell table:style-name="ce155" office:value-type="string" calcext:value-type="string">
            <text:p>16</text:p>
          </table:table-cell>
          <table:table-cell table:style-name="ce157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50</text:p>
          </table:table-cell>
          <table:table-cell table:style-name="ce159"/>
          <table:table-cell table:style-name="ce163"/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56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3A</text:p>
          </table:table-cell>
          <table:table-cell table:style-name="ce51" table:number-columns-repeated="2"/>
          <table:table-cell table:style-name="ce174"/>
          <table:table-cell table:style-name="ce176" office:value-type="string" calcext:value-type="string">
            <text:p>31</text:p>
          </table:table-cell>
          <table:table-cell table:style-name="ce176" office:value-type="string" calcext:value-type="string">
            <text:p>38</text:p>
          </table:table-cell>
          <table:table-cell table:style-name="ce51"/>
          <table:table-cell table:style-name="ce178" office:value-type="string" calcext:value-type="string">
            <text:p>13</text:p>
          </table:table-cell>
          <table:table-cell table:style-name="ce178" office:value-type="string" calcext:value-type="string">
            <text:p>14</text:p>
          </table:table-cell>
          <table:table-cell table:style-name="ce178" office:value-type="string" calcext:value-type="string">
            <text:p>15</text:p>
          </table:table-cell>
          <table:table-cell table:style-name="ce178" office:value-type="string" calcext:value-type="string">
            <text:p>16</text:p>
          </table:table-cell>
          <table:table-cell table:style-name="ce180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78</text:p>
          </table:table-cell>
          <table:table-cell table:style-name="ce182"/>
          <table:table-cell table:style-name="ce186"/>
          <table:table-cell table:style-name="ce192" office:value-type="string" calcext:value-type="string">
            <text:p>4C</text:p>
          </table:table-cell>
          <table:table-cell table:style-name="ce192" office:value-type="string" calcext:value-type="string">
            <text:p>45</text:p>
          </table:table-cell>
          <table:table-cell table:style-name="ce192" office:value-type="string" calcext:value-type="string">
            <text:p>56</text:p>
          </table:table-cell>
          <table:table-cell table:style-name="ce192" office:value-type="string" calcext:value-type="string">
            <text:p>45</text:p>
          </table:table-cell>
          <table:table-cell table:style-name="ce192" office:value-type="string" calcext:value-type="string">
            <text:p>4C</text:p>
          </table:table-cell>
          <table:table-cell table:style-name="ce192" office:value-type="string" calcext:value-type="string">
            <text:p>3A</text:p>
          </table:table-cell>
          <table:table-cell table:style-name="ce51" table:number-columns-repeated="2"/>
          <table:table-cell table:style-name="ce174"/>
          <table:table-cell table:style-name="ce199" office:value-type="string" calcext:value-type="string">
            <text:p>32</text:p>
          </table:table-cell>
          <table:table-cell table:style-name="ce199" office:value-type="string" calcext:value-type="string">
            <text:p>36</text:p>
          </table:table-cell>
          <table:table-cell table:style-name="ce51"/>
          <table:table-cell table:style-name="ce202" office:value-type="string" calcext:value-type="string">
            <text:p>13</text:p>
          </table:table-cell>
          <table:table-cell table:style-name="ce202" office:value-type="string" calcext:value-type="string">
            <text:p>14</text:p>
          </table:table-cell>
          <table:table-cell table:style-name="ce202" office:value-type="string" calcext:value-type="string">
            <text:p>15</text:p>
          </table:table-cell>
          <table:table-cell table:style-name="ce202" office:value-type="string" calcext:value-type="string">
            <text:p>16</text:p>
          </table:table-cell>
          <table:table-cell table:style-name="ce204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A0</text:p>
          </table:table-cell>
          <table:table-cell table:style-name="ce206"/>
          <table:table-cell table:style-name="ce210"/>
          <table:table-cell table:style-name="ce216" office:value-type="string" calcext:value-type="string">
            <text:p>4C</text:p>
          </table:table-cell>
          <table:table-cell table:style-name="ce216" office:value-type="string" calcext:value-type="string">
            <text:p>45</text:p>
          </table:table-cell>
          <table:table-cell table:style-name="ce216" office:value-type="string" calcext:value-type="string">
            <text:p>56</text:p>
          </table:table-cell>
          <table:table-cell table:style-name="ce216" office:value-type="string" calcext:value-type="string">
            <text:p>45</text:p>
          </table:table-cell>
          <table:table-cell table:style-name="ce216" office:value-type="string" calcext:value-type="string">
            <text:p>4C</text:p>
          </table:table-cell>
          <table:table-cell table:style-name="ce216" office:value-type="string" calcext:value-type="string">
            <text:p>3A</text:p>
          </table:table-cell>
          <table:table-cell table:style-name="ce51" table:number-columns-repeated="2"/>
          <table:table-cell table:style-name="ce174"/>
          <table:table-cell table:style-name="ce222" office:value-type="string" calcext:value-type="string">
            <text:p>33</text:p>
          </table:table-cell>
          <table:table-cell table:style-name="ce222" office:value-type="string" calcext:value-type="string">
            <text:p>34</text:p>
          </table:table-cell>
          <table:table-cell table:style-name="ce222"/>
          <table:table-cell table:style-name="ce224" office:value-type="string" calcext:value-type="string">
            <text:p>13</text:p>
          </table:table-cell>
          <table:table-cell table:style-name="ce224" office:value-type="string" calcext:value-type="string">
            <text:p>14</text:p>
          </table:table-cell>
          <table:table-cell table:style-name="ce224" office:value-type="string" calcext:value-type="string">
            <text:p>15</text:p>
          </table:table-cell>
          <table:table-cell table:style-name="ce224" office:value-type="string" calcext:value-type="string">
            <text:p>16</text:p>
          </table:table-cell>
          <table:table-cell table:style-name="ce224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C8</text:p>
          </table:table-cell>
          <table:table-cell table:style-name="ce227"/>
          <table:table-cell table:style-name="ce231"/>
          <table:table-cell table:style-name="ce237" office:value-type="string" calcext:value-type="string">
            <text:p>4C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56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4C</text:p>
          </table:table-cell>
          <table:table-cell table:style-name="ce237" office:value-type="string" calcext:value-type="string">
            <text:p>3A</text:p>
          </table:table-cell>
          <table:table-cell table:style-name="ce51" table:number-columns-repeated="2"/>
          <table:table-cell table:style-name="ce174"/>
          <table:table-cell table:style-name="ce243" office:value-type="string" calcext:value-type="string">
            <text:p>33</text:p>
          </table:table-cell>
          <table:table-cell table:style-name="ce244" office:value-type="string" calcext:value-type="string">
            <text:p>34</text:p>
          </table:table-cell>
          <table:table-cell table:style-name="ce244"/>
          <table:table-cell table:style-name="ce246" office:value-type="string" calcext:value-type="string">
            <text:p>13</text:p>
          </table:table-cell>
          <table:table-cell table:style-name="ce247" office:value-type="string" calcext:value-type="string">
            <text:p>14</text:p>
          </table:table-cell>
          <table:table-cell table:style-name="ce247" office:value-type="string" calcext:value-type="string">
            <text:p>15</text:p>
          </table:table-cell>
          <table:table-cell table:style-name="ce247" office:value-type="string" calcext:value-type="string">
            <text:p>16</text:p>
          </table:table-cell>
          <table:table-cell table:style-name="ce247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F0</text:p>
          </table:table-cell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5000</text:p>
          </table:table-cell>
          <table:table-cell table:style-name="ce30"/>
          <table:table-cell table:style-name="ce24"/>
          <table:table-cell table:style-name="ce91" office:value-type="string" calcext:value-type="string">
            <text:p>53</text:p>
          </table:table-cell>
          <table:table-cell table:style-name="ce91" office:value-type="string" calcext:value-type="string">
            <text:p>43</text:p>
          </table:table-cell>
          <table:table-cell table:style-name="ce91" office:value-type="string" calcext:value-type="string">
            <text:p>4F</text:p>
          </table:table-cell>
          <table:table-cell table:style-name="ce91" office:value-type="string" calcext:value-type="string">
            <text:p>52</text:p>
          </table:table-cell>
          <table:table-cell table:style-name="ce91" office:value-type="string" calcext:value-type="string">
            <text:p>45</text:p>
          </table:table-cell>
          <table:table-cell table:style-name="ce91" office:value-type="string" calcext:value-type="string">
            <text:p>3A</text:p>
          </table:table-cell>
          <table:table-cell table:style-name="ce105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3</text:p>
          </table:table-cell>
          <table:table-cell table:style-name="ce24" table:number-columns-repeated="8"/>
          <table:table-cell table:style-name="ce80"/>
          <table:table-cell table:style-name="ce24"/>
          <table:table-cell table:style-name="ce139"/>
          <table:table-cell table:style-name="ce143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/>
          <table:table-cell table:style-name="ce193" office:value-type="string" calcext:value-type="string">
            <text:p>53</text:p>
          </table:table-cell>
          <table:table-cell table:style-name="ce193" office:value-type="string" calcext:value-type="string">
            <text:p>43</text:p>
          </table:table-cell>
          <table:table-cell table:style-name="ce193" office:value-type="string" calcext:value-type="string">
            <text:p>4F</text:p>
          </table:table-cell>
          <table:table-cell table:style-name="ce193" office:value-type="string" calcext:value-type="string">
            <text:p>52</text:p>
          </table:table-cell>
          <table:table-cell table:style-name="ce193" office:value-type="string" calcext:value-type="string">
            <text:p>45</text:p>
          </table:table-cell>
          <table:table-cell table:style-name="ce193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/>
          <table:table-cell table:style-name="ce217" office:value-type="string" calcext:value-type="string">
            <text:p>53</text:p>
          </table:table-cell>
          <table:table-cell table:style-name="ce217" office:value-type="string" calcext:value-type="string">
            <text:p>43</text:p>
          </table:table-cell>
          <table:table-cell table:style-name="ce217" office:value-type="string" calcext:value-type="string">
            <text:p>4F</text:p>
          </table:table-cell>
          <table:table-cell table:style-name="ce217" office:value-type="string" calcext:value-type="string">
            <text:p>52</text:p>
          </table:table-cell>
          <table:table-cell table:style-name="ce217" office:value-type="string" calcext:value-type="string">
            <text:p>45</text:p>
          </table:table-cell>
          <table:table-cell table:style-name="ce217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/>
          <table:table-cell table:style-name="ce238" office:value-type="string" calcext:value-type="string">
            <text:p>53</text:p>
          </table:table-cell>
          <table:table-cell table:style-name="ce238" office:value-type="string" calcext:value-type="string">
            <text:p>43</text:p>
          </table:table-cell>
          <table:table-cell table:style-name="ce238" office:value-type="string" calcext:value-type="string">
            <text:p>4F</text:p>
          </table:table-cell>
          <table:table-cell table:style-name="ce238" office:value-type="string" calcext:value-type="string">
            <text:p>52</text:p>
          </table:table-cell>
          <table:table-cell table:style-name="ce238" office:value-type="string" calcext:value-type="string">
            <text:p>45</text:p>
          </table:table-cell>
          <table:table-cell table:style-name="ce238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100</text:p>
          </table:table-cell>
          <table:table-cell table:style-name="ce41" office:value-type="string" calcext:value-type="string">
            <text:p>5V</text:p>
          </table:table-cell>
          <table:table-cell table:number-columns-repeated="6" table:style-name="ce65" office:value-type="string" calcext:value-type="string">
            <text:p>1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1</text:p>
          </table:table-cell>
          <table:table-cell table:number-columns-repeated="6" table:style-name="ce113" office:value-type="string" calcext:value-type="string">
            <text:p>1</text:p>
          </table:table-cell>
          <table:table-cell table:style-name="ce127" office:value-type="string" calcext:value-type="string">
            <text:p>1</text:p>
          </table:table-cell>
          <table:table-cell table:style-name="ce134" office:value-type="string" calcext:value-type="string">
            <text:p>5HV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2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92" office:value-type="string" calcext:value-type="string">
            <text:p>D</text:p>
          </table:table-cell>
          <table:table-cell table:number-columns-repeated="6" table:style-name="ce106" office:value-type="string" calcext:value-type="string">
            <text:p>D</text:p>
          </table:table-cell>
          <table:table-cell table:number-columns-repeated="4" table:style-name="ce24" office:value-type="string" calcext:value-type="string">
            <text:p>D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3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124" office:value-type="string" calcext:value-type="string">
            <text:p>5V</text:p>
          </table:table-cell>
          <table:table-cell table:style-name="ce124" office:value-type="string" calcext:value-type="string">
            <text:p>5HV</text:p>
          </table:table-cell>
          <table:table-cell table:style-name="ce127" office:value-type="string" calcext:value-type="string">
            <text:p>E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400</text:p>
          </table:table-cell>
          <table:table-cell table:style-name="ce41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D</text:p>
          </table:table-cell>
          <table:table-cell table:number-columns-repeated="5" table:style-name="ce97" office:value-type="string" calcext:value-type="string">
            <text:p>D</text:p>
          </table:table-cell>
          <table:table-cell table:number-columns-repeated="5" table:style-name="ce107" office:value-type="string" calcext:value-type="string">
            <text:p>D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124" office:value-type="string" calcext:value-type="string">
            <text:p>5 </text:p>
          </table:table-cell>
          <table:table-cell table:style-name="ce124" office:value-type="string" calcext:value-type="string">
            <text:p>5H 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500</text:p>
          </table:table-cell>
          <table:table-cell table:style-name="ce41" office:value-type="string" calcext:value-type="string">
            <text:p>6H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102" office:value-type="string" calcext:value-type="string">
            <text:p>4 </text:p>
          </table:table-cell>
          <table:table-cell table:number-columns-repeated="3" table:style-name="ce102" office:value-type="string" calcext:value-type="string">
            <text:p>18</text:p>
          </table:table-cell>
          <table:table-cell table:style-name="ce102" office:value-type="string" calcext:value-type="string">
            <text:p>4 </text:p>
          </table:table-cell>
          <table:table-cell table:number-columns-repeated="2" table:style-name="ce114" office:value-type="string" calcext:value-type="string">
            <text:p>D</text:p>
          </table:table-cell>
          <table:table-cell table:number-columns-repeated="4" table:style-name="ce119" office:value-type="string" calcext:value-type="string">
            <text:p>D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600</text:p>
          </table:table-cell>
          <table:table-cell table:style-name="ce41" office:value-type="string" calcext:value-type="string">
            <text:p>3</text:p>
          </table:table-cell>
          <table:table-cell table:number-columns-repeated="2" table:style-name="ce82" office:value-type="string" calcext:value-type="string">
            <text:p>D</text:p>
          </table:table-cell>
          <table:table-cell table:number-columns-repeated="4" table:style-name="ce98" office:value-type="string" calcext:value-type="string">
            <text:p>D</text:p>
          </table:table-cell>
          <table:table-cell table:style-name="ce102" office:value-type="string" calcext:value-type="string">
            <text:p>3</text:p>
          </table:table-cell>
          <table:table-cell table:style-name="ce102" table:number-columns-repeated="3"/>
          <table:table-cell table:style-name="ce102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127" office:value-type="string" calcext:value-type="string">
            <text:p>2</text:p>
          </table:table-cell>
          <table:table-cell table:style-name="ce134" office:value-type="string" calcext:value-type="string">
            <text:p>6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7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103" office:value-type="string" calcext:value-type="string">
            <text:p>5 </text:p>
          </table:table-cell>
          <table:table-cell table:number-columns-repeated="3" table:style-name="ce103" office:value-type="string" calcext:value-type="string">
            <text:p>1</text:p>
          </table:table-cell>
          <table:table-cell table:style-name="ce103" office:value-type="string" calcext:value-type="string">
            <text:p>5H </text:p>
          </table:table-cell>
          <table:table-cell table:number-columns-repeated="2" table:style-name="ce115" office:value-type="string" calcext:value-type="string">
            <text:p>D</text:p>
          </table:table-cell>
          <table:table-cell table:number-columns-repeated="4" table:style-name="ce120" office:value-type="string" calcext:value-type="string">
            <text:p>D</text:p>
          </table:table-cell>
          <table:table-cell table:style-name="ce127" office:value-type="string" calcext:value-type="string">
            <text:p>A</text:p>
          </table:table-cell>
          <table:table-cell table:style-name="ce134" office:value-type="string" calcext:value-type="string">
            <text:p>C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800</text:p>
          </table:table-cell>
          <table:table-cell table:style-name="ce41" office:value-type="string" calcext:value-type="string">
            <text:p>3</text:p>
          </table:table-cell>
          <table:table-cell table:style-name="ce83" office:value-type="string" calcext:value-type="string">
            <text:p>D</text:p>
          </table:table-cell>
          <table:table-cell table:number-columns-repeated="6" table:style-name="ce93" office:value-type="string" calcext:value-type="string">
            <text:p>D</text:p>
          </table:table-cell>
          <table:table-cell table:number-columns-repeated="5" table:style-name="ce108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 </text:p>
          </table:table-cell>
          <table:table-cell table:style-name="ce24" office:value-type="string" calcext:value-type="string">
            <text:p>1</text:p>
          </table:table-cell>
          <table:table-cell table:style-name="ce127" office:value-type="string" calcext:value-type="string">
            <text:p>1</text:p>
          </table:table-cell>
          <table:table-cell table:style-name="ce134" office:value-type="string" calcext:value-type="string">
            <text:p>6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9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94" office:value-type="string" calcext:value-type="string">
            <text:p>4 </text:p>
          </table:table-cell>
          <table:table-cell table:style-name="ce94" office:value-type="string" calcext:value-type="string">
            <text:p>D</text:p>
          </table:table-cell>
          <table:table-cell table:style-name="ce99" office:value-type="string" calcext:value-type="string">
            <text:p>5V</text:p>
          </table:table-cell>
          <table:table-cell table:style-name="ce99" office:value-type="string" calcext:value-type="string">
            <text:p>5HV</text:p>
          </table:table-cell>
          <table:table-cell table:style-name="ce94" office:value-type="string" calcext:value-type="string">
            <text:p>D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/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number-columns-repeated="2" table:style-name="ce116" office:value-type="string" calcext:value-type="string">
            <text:p>D</text:p>
          </table:table-cell>
          <table:table-cell table:number-columns-repeated="4" table:style-name="ce121" office:value-type="string" calcext:value-type="string">
            <text:p>D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A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94" office:value-type="string" calcext:value-type="string">
            <text:p>4V</text:p>
          </table:table-cell>
          <table:table-cell table:style-name="ce94" office:value-type="string" calcext:value-type="string">
            <text:p>D</text:p>
          </table:table-cell>
          <table:table-cell table:style-name="ce99" office:value-type="string" calcext:value-type="string">
            <text:p>5 </text:p>
          </table:table-cell>
          <table:table-cell table:style-name="ce99" office:value-type="string" calcext:value-type="string">
            <text:p>5H </text:p>
          </table:table-cell>
          <table:table-cell table:number-columns-repeated="2" table:style-name="ce101" office:value-type="string" calcext:value-type="string">
            <text:p>D</text:p>
          </table:table-cell>
          <table:table-cell table:number-columns-repeated="5" table:style-name="ce109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127" office:value-type="string" calcext:value-type="string">
            <text:p>E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B00</text:p>
          </table:table-cell>
          <table:table-cell table:style-name="ce41" office:value-type="string" calcext:value-type="string">
            <text:p>3</text:p>
          </table:table-cell>
          <table:table-cell table:style-name="ce84" office:value-type="string" calcext:value-type="string">
            <text:p>D</text:p>
          </table:table-cell>
          <table:table-cell table:number-columns-repeated="5" table:style-name="ce95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number-columns-repeated="2" table:style-name="ce117" office:value-type="string" calcext:value-type="string">
            <text:p>D</text:p>
          </table:table-cell>
          <table:table-cell table:number-columns-repeated="4" table:style-name="ce122" office:value-type="string" calcext:value-type="string">
            <text:p>D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C00</text:p>
          </table:table-cell>
          <table:table-cell table:style-name="ce42" office:value-type="string" calcext:value-type="string">
            <text:p>5 </text:p>
          </table:table-cell>
          <table:table-cell table:number-columns-repeated="6" table:style-name="ce85" office:value-type="string" calcext:value-type="string">
            <text:p>1</text:p>
          </table:table-cell>
          <table:table-cell table:style-name="ce85" office:value-type="string" calcext:value-type="string">
            <text:p>7V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6</text:p>
          </table:table-cell>
          <table:table-cell table:style-name="ce112" office:value-type="string" calcext:value-type="string">
            <text:p>7V</text:p>
          </table:table-cell>
          <table:table-cell table:number-columns-repeated="6" table:style-name="ce112" office:value-type="string" calcext:value-type="string">
            <text:p>1</text:p>
          </table:table-cell>
          <table:table-cell table:style-name="ce127" office:value-type="string" calcext:value-type="string">
            <text:p>1</text:p>
          </table:table-cell>
          <table:table-cell table:style-name="ce134" office:value-type="string" calcext:value-type="string">
            <text:p>5H 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43" office:value-type="string" calcext:value-type="string">
            <text:p>F</text:p>
          </table:table-cell>
          <table:table-cell table:style-name="ce86" office:value-type="string" calcext:value-type="string">
            <text:p>11</text:p>
          </table:table-cell>
          <table:table-cell table:style-name="ce96" table:number-columns-repeated="2"/>
          <table:table-cell table:style-name="ce100" office:value-type="string" calcext:value-type="string">
            <text:p>10</text:p>
          </table:table-cell>
          <table:table-cell table:style-name="ce100" office:value-type="string" calcext:value-type="string">
            <text:p>11</text:p>
          </table:table-cell>
          <table:table-cell table:style-name="ce52" table:number-columns-repeated="2"/>
          <table:table-cell table:style-name="ce52" office:value-type="string" calcext:value-type="string">
            <text:p>3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3</text:p>
          </table:table-cell>
          <table:table-cell table:style-name="ce52" table:number-columns-repeated="7"/>
          <table:table-cell table:style-name="ce128"/>
          <table:table-cell table:style-name="ce135"/>
          <table:table-cell table:style-name="ce24" office:value-type="string" calcext:value-type="string">
            <text:p>5D28</text:p>
          </table:table-cell>
          <table:table-cell table:style-name="ce140" office:value-type="string" calcext:value-type="string">
            <text:p>F</text:p>
          </table:table-cell>
          <table:table-cell table:style-name="ce144" office:value-type="string" calcext:value-type="string">
            <text:p>11</text:p>
          </table:table-cell>
          <table:table-cell table:style-name="ce149" table:number-columns-repeated="2"/>
          <table:table-cell table:style-name="ce151" office:value-type="string" calcext:value-type="string">
            <text:p>10</text:p>
          </table:table-cell>
          <table:table-cell table:style-name="ce151" office:value-type="string" calcext:value-type="string">
            <text:p>11</text:p>
          </table:table-cell>
          <table:table-cell table:style-name="ce149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50</text:p>
          </table:table-cell>
          <table:table-cell table:style-name="ce161" office:value-type="string" calcext:value-type="string">
            <text:p>F</text:p>
          </table:table-cell>
          <table:table-cell table:style-name="ce165" office:value-type="string" calcext:value-type="string">
            <text:p>11</text:p>
          </table:table-cell>
          <table:table-cell table:style-name="ce171" table:number-columns-repeated="2"/>
          <table:table-cell table:style-name="ce173" office:value-type="string" calcext:value-type="string">
            <text:p>10</text:p>
          </table:table-cell>
          <table:table-cell table:style-name="ce173" office:value-type="string" calcext:value-type="string">
            <text:p>11</text:p>
          </table:table-cell>
          <table:table-cell table:style-name="ce171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78</text:p>
          </table:table-cell>
          <table:table-cell table:style-name="ce184" office:value-type="string" calcext:value-type="string">
            <text:p>F</text:p>
          </table:table-cell>
          <table:table-cell table:style-name="ce188" office:value-type="string" calcext:value-type="string">
            <text:p>11</text:p>
          </table:table-cell>
          <table:table-cell table:style-name="ce194" table:number-columns-repeated="2"/>
          <table:table-cell table:style-name="ce196" office:value-type="string" calcext:value-type="string">
            <text:p>10</text:p>
          </table:table-cell>
          <table:table-cell table:style-name="ce196" office:value-type="string" calcext:value-type="string">
            <text:p>11</text:p>
          </table:table-cell>
          <table:table-cell table:style-name="ce194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A0</text:p>
          </table:table-cell>
          <table:table-cell table:style-name="ce208" office:value-type="string" calcext:value-type="string">
            <text:p>F</text:p>
          </table:table-cell>
          <table:table-cell table:style-name="ce212" office:value-type="string" calcext:value-type="string">
            <text:p>11</text:p>
          </table:table-cell>
          <table:table-cell table:style-name="ce218" table:number-columns-repeated="2"/>
          <table:table-cell table:style-name="ce220" office:value-type="string" calcext:value-type="string">
            <text:p>10</text:p>
          </table:table-cell>
          <table:table-cell table:style-name="ce220" office:value-type="string" calcext:value-type="string">
            <text:p>11</text:p>
          </table:table-cell>
          <table:table-cell table:style-name="ce218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C8</text:p>
          </table:table-cell>
          <table:table-cell table:style-name="ce229" office:value-type="string" calcext:value-type="string">
            <text:p>F</text:p>
          </table:table-cell>
          <table:table-cell table:style-name="ce233" office:value-type="string" calcext:value-type="string">
            <text:p>11</text:p>
          </table:table-cell>
          <table:table-cell table:style-name="ce239" table:number-columns-repeated="2"/>
          <table:table-cell table:style-name="ce241" office:value-type="string" calcext:value-type="string">
            <text:p>10</text:p>
          </table:table-cell>
          <table:table-cell table:style-name="ce241" office:value-type="string" calcext:value-type="string">
            <text:p>11</text:p>
          </table:table-cell>
          <table:table-cell table:style-name="ce239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F0</text:p>
          </table:table-cell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table:number-columns-repeated="8"/>
          <table:table-cell table:style-name="ce79"/>
          <table:table-cell table:style-name="ce24" office:value-type="string" calcext:value-type="string">
            <text:p>5D28</text:p>
          </table:table-cell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5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C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6CF0</text:p>
          </table:table-cell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B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7C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5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A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8B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6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8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9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9A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7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9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8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A9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8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A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7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B8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B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F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3:Map.EE14 Map.P1:Map.X2 Map.DV1:Map.EE1 Map.AP1:Map.AS1 Map.BK1:Map.BN1 Map.CF1:Map.CI1 Map.CQ2:Map.DD2 Map.DL2:Map.EE2 Map.AI1:Map.AJ1 Map.A32:Map.EE136 Map.A17:Map.C18 Map.K17:Map.O17 Map.DK18:Map.EE31 Map.A1:Map.C2 Map.BE1:Map.BE1 Map.BA1:Map.BA1 Map.AF2:Map.AS2 Map.BA2:Map.BN2 Map.BV2:Map.CI2 Map.BZ1:Map.BZ1 Map.CU1:Map.CU1 Map.DA1:Map.DD1 Map.CQ1:Map.CQ1 Map.K1:Map.K2 Map.AF1:Map.AF1 Map.DL1:Map.DL1 Map.DP1:Map.DP1 Map.A16:Map.EE16 Map.A15:Map.V15 Map.DI15:Map.EE15 Map.Y15:Map.Z15 Map.AC15:Map.AQ15 Map.AX15:Map.BL15 Map.BS15:Map.CG15 Map.CN15:Map.DB15 Map.V19:Map.V22 Map.K18:Map.V18 Map.U17:Map.V17 Map.AE18:Map.AQ31 Map.AZ18:Map.BL31 Map.BU18:Map.CG31 Map.CP18:Map.DB31 Map.CP17:Map.CQ17 Map.DA17:Map.DB17 Map.DK17:Map.DL17 Map.DV17:Map.EE17 Map.V31:Map.V31 Map.AE17:Map.AF17 Map.AP17:Map.AQ17 Map.AZ17:Map.BA17 Map.BK17:Map.BL17 Map.BU17:Map.BV17 Map.CF17:Map.CG17 Map.BE17:Map.BE17 Map.BZ17:Map.BZ17 Map.V26:Map.V30 Map.C25:Map.H25 Map.V23:Map.V25 Map.P20:Map.S20 Map.H31:Map.S31 Map.O26:Map.S26 Map.N24:Map.S24 Map.J30:Map.L30 Map.A19:Map.A31 Map.I19:Map.M19 Map.C21:Map.Q21 Map.I29:Map.M29 Map.C27:Map.C28 Map.O28:Map.S28 Map.C20:Map.C20 Map.C22:Map.D22 Map.O22:Map.Q22 Map.C23:Map.H23 Map.I27:Map.M27 Map.AJ17:Map.AJ17">
            <calcext:condition calcext:apply-style-name="Untitled1" calcext:value="=&quot;E&quot;" calcext:base-cell-address="Map.A1"/>
          </calcext:conditional-format>
          <calcext:conditional-format calcext:target-range-address="Map.A3:Map.EE14 Map.P1:Map.X2 Map.DV1:Map.EE1 Map.AP1:Map.AS1 Map.BK1:Map.BN1 Map.CF1:Map.CI1 Map.CQ2:Map.DD2 Map.DL2:Map.EE2 Map.AI1:Map.AJ1 Map.A32:Map.EE136 Map.A17:Map.C18 Map.K17:Map.O17 Map.DK18:Map.EE31 Map.A1:Map.C2 Map.BE1:Map.BE1 Map.BA1:Map.BA1 Map.AF2:Map.AS2 Map.BA2:Map.BN2 Map.BV2:Map.CI2 Map.BZ1:Map.BZ1 Map.CU1:Map.CU1 Map.DA1:Map.DD1 Map.CQ1:Map.CQ1 Map.K1:Map.K2 Map.AF1:Map.AF1 Map.DL1:Map.DL1 Map.DP1:Map.DP1 Map.A16:Map.EE16 Map.A15:Map.V15 Map.DI15:Map.EE15 Map.Y15:Map.Z15 Map.AC15:Map.AQ15 Map.AX15:Map.BL15 Map.BS15:Map.CG15 Map.CN15:Map.DB15 Map.V19:Map.V22 Map.K18:Map.V18 Map.U17:Map.V17 Map.AE18:Map.AQ31 Map.AZ18:Map.BL31 Map.BU18:Map.CG31 Map.CP18:Map.DB31 Map.CP17:Map.CQ17 Map.DA17:Map.DB17 Map.DK17:Map.DL17 Map.DV17:Map.EE17 Map.V31:Map.V31 Map.AE17:Map.AF17 Map.AP17:Map.AQ17 Map.AZ17:Map.BA17 Map.BK17:Map.BL17 Map.BU17:Map.BV17 Map.CF17:Map.CG17 Map.BE17:Map.BE17 Map.BZ17:Map.BZ17 Map.V26:Map.V30 Map.C25:Map.H25 Map.V23:Map.V25 Map.P20:Map.S20 Map.H31:Map.S31 Map.O26:Map.S26 Map.N24:Map.S24 Map.J30:Map.L30 Map.A19:Map.A31 Map.I19:Map.M19 Map.C21:Map.Q21 Map.I29:Map.M29 Map.C27:Map.C28 Map.O28:Map.S28 Map.C20:Map.C20 Map.C22:Map.D22 Map.O22:Map.Q22 Map.C23:Map.H23 Map.I27:Map.M27 Map.AJ17:Map.AJ17">
            <calcext:condition calcext:apply-style-name="pellet" calcext:value="=&quot;D&quot;" calcext:base-cell-address="Map.A1"/>
          </calcext:conditional-format>
          <calcext:conditional-format calcext:target-range-address="Map.BV1:Map.BV1">
            <calcext:condition calcext:apply-style-name="Untitled1" calcext:value="=&quot;E&quot;" calcext:base-cell-address="Map.BV1"/>
          </calcext:conditional-format>
          <calcext:conditional-format calcext:target-range-address="Map.BV1:Map.BV1">
            <calcext:condition calcext:apply-style-name="pellet" calcext:value="=&quot;D&quot;" calcext:base-cell-address="Map.BV1"/>
          </calcext:conditional-format>
          <calcext:conditional-format calcext:target-range-address="Map.P17:Map.T17">
            <calcext:condition calcext:apply-style-name="Untitled1" calcext:value="=&quot;E&quot;" calcext:base-cell-address="Map.P17"/>
          </calcext:conditional-format>
          <calcext:conditional-format calcext:target-range-address="Map.P17:Map.T17">
            <calcext:condition calcext:apply-style-name="pellet" calcext:value="=&quot;D&quot;" calcext:base-cell-address="Map.P17"/>
          </calcext:conditional-format>
          <calcext:conditional-format calcext:target-range-address="Map.D1:Map.I2">
            <calcext:condition calcext:apply-style-name="Untitled1" calcext:value="=&quot;E&quot;" calcext:base-cell-address="Map.D1"/>
          </calcext:conditional-format>
          <calcext:conditional-format calcext:target-range-address="Map.D1:Map.I2">
            <calcext:condition calcext:apply-style-name="pellet" calcext:value="=&quot;D&quot;" calcext:base-cell-address="Map.D1"/>
          </calcext:conditional-format>
          <calcext:conditional-format calcext:target-range-address="Map.D17:Map.I18">
            <calcext:condition calcext:apply-style-name="Untitled1" calcext:value="=&quot;E&quot;" calcext:base-cell-address="Map.D17"/>
          </calcext:conditional-format>
          <calcext:conditional-format calcext:target-range-address="Map.D17:Map.I18">
            <calcext:condition calcext:apply-style-name="pellet" calcext:value="=&quot;D&quot;" calcext:base-cell-address="Map.D17"/>
          </calcext:conditional-format>
          <calcext:conditional-format calcext:target-range-address="Map.Y1:Map.AD2">
            <calcext:condition calcext:apply-style-name="Untitled1" calcext:value="=&quot;E&quot;" calcext:base-cell-address="Map.Y1"/>
          </calcext:conditional-format>
          <calcext:conditional-format calcext:target-range-address="Map.Y1:Map.AD2">
            <calcext:condition calcext:apply-style-name="pellet" calcext:value="=&quot;D&quot;" calcext:base-cell-address="Map.Y1"/>
          </calcext:conditional-format>
          <calcext:conditional-format calcext:target-range-address="Map.BF1:Map.BJ1">
            <calcext:condition calcext:apply-style-name="Untitled1" calcext:value="=&quot;E&quot;" calcext:base-cell-address="Map.BF1"/>
          </calcext:conditional-format>
          <calcext:conditional-format calcext:target-range-address="Map.BF1:Map.BJ1">
            <calcext:condition calcext:apply-style-name="pellet" calcext:value="=&quot;D&quot;" calcext:base-cell-address="Map.BF1"/>
          </calcext:conditional-format>
          <calcext:conditional-format calcext:target-range-address="Map.BC1:Map.BD1">
            <calcext:condition calcext:apply-style-name="Untitled1" calcext:value="=&quot;E&quot;" calcext:base-cell-address="Map.BC1"/>
          </calcext:conditional-format>
          <calcext:conditional-format calcext:target-range-address="Map.BC1:Map.BD1">
            <calcext:condition calcext:apply-style-name="pellet" calcext:value="=&quot;D&quot;" calcext:base-cell-address="Map.BC1"/>
          </calcext:conditional-format>
          <calcext:conditional-format calcext:target-range-address="Map.AT1:Map.AY2">
            <calcext:condition calcext:apply-style-name="Untitled1" calcext:value="=&quot;E&quot;" calcext:base-cell-address="Map.AT1"/>
          </calcext:conditional-format>
          <calcext:conditional-format calcext:target-range-address="Map.AT1:Map.AY2">
            <calcext:condition calcext:apply-style-name="pellet" calcext:value="=&quot;D&quot;" calcext:base-cell-address="Map.AT1"/>
          </calcext:conditional-format>
          <calcext:conditional-format calcext:target-range-address="Map.BO1:Map.BT2">
            <calcext:condition calcext:apply-style-name="Untitled1" calcext:value="=&quot;E&quot;" calcext:base-cell-address="Map.BO1"/>
          </calcext:conditional-format>
          <calcext:conditional-format calcext:target-range-address="Map.BO1:Map.BT2">
            <calcext:condition calcext:apply-style-name="pellet" calcext:value="=&quot;D&quot;" calcext:base-cell-address="Map.BO1"/>
          </calcext:conditional-format>
          <calcext:conditional-format calcext:target-range-address="Map.CJ1:Map.CO2">
            <calcext:condition calcext:apply-style-name="Untitled1" calcext:value="=&quot;E&quot;" calcext:base-cell-address="Map.CJ1"/>
          </calcext:conditional-format>
          <calcext:conditional-format calcext:target-range-address="Map.CJ1:Map.CO2">
            <calcext:condition calcext:apply-style-name="pellet" calcext:value="=&quot;D&quot;" calcext:base-cell-address="Map.CJ1"/>
          </calcext:conditional-format>
          <calcext:conditional-format calcext:target-range-address="Map.DE1:Map.DJ2">
            <calcext:condition calcext:apply-style-name="Untitled1" calcext:value="=&quot;E&quot;" calcext:base-cell-address="Map.DE1"/>
          </calcext:conditional-format>
          <calcext:conditional-format calcext:target-range-address="Map.DE1:Map.DJ2">
            <calcext:condition calcext:apply-style-name="pellet" calcext:value="=&quot;D&quot;" calcext:base-cell-address="Map.DE1"/>
          </calcext:conditional-format>
          <calcext:conditional-format calcext:target-range-address="Map.CA1:Map.CE1">
            <calcext:condition calcext:apply-style-name="Untitled1" calcext:value="=&quot;E&quot;" calcext:base-cell-address="Map.CA1"/>
          </calcext:conditional-format>
          <calcext:conditional-format calcext:target-range-address="Map.CA1:Map.CE1">
            <calcext:condition calcext:apply-style-name="pellet" calcext:value="=&quot;D&quot;" calcext:base-cell-address="Map.CA1"/>
          </calcext:conditional-format>
          <calcext:conditional-format calcext:target-range-address="Map.CV1:Map.CZ1">
            <calcext:condition calcext:apply-style-name="Untitled1" calcext:value="=&quot;E&quot;" calcext:base-cell-address="Map.CV1"/>
          </calcext:conditional-format>
          <calcext:conditional-format calcext:target-range-address="Map.CV1:Map.CZ1">
            <calcext:condition calcext:apply-style-name="pellet" calcext:value="=&quot;D&quot;" calcext:base-cell-address="Map.CV1"/>
          </calcext:conditional-format>
          <calcext:conditional-format calcext:target-range-address="Map.BY1:Map.BY1">
            <calcext:condition calcext:apply-style-name="Untitled1" calcext:value="=&quot;E&quot;" calcext:base-cell-address="Map.BY1"/>
          </calcext:conditional-format>
          <calcext:conditional-format calcext:target-range-address="Map.BY1:Map.BY1">
            <calcext:condition calcext:apply-style-name="pellet" calcext:value="=&quot;D&quot;" calcext:base-cell-address="Map.BY1"/>
          </calcext:conditional-format>
          <calcext:conditional-format calcext:target-range-address="Map.BY1:Map.BY1">
            <calcext:condition calcext:apply-style-name="Untitled1" calcext:value="=&quot;E&quot;" calcext:base-cell-address="Map.BY1"/>
          </calcext:conditional-format>
          <calcext:conditional-format calcext:target-range-address="Map.BY1:Map.BY1">
            <calcext:condition calcext:apply-style-name="pellet" calcext:value="=&quot;D&quot;" calcext:base-cell-address="Map.BY1"/>
          </calcext:conditional-format>
          <calcext:conditional-format calcext:target-range-address="Map.CS1:Map.CT1">
            <calcext:condition calcext:apply-style-name="Untitled1" calcext:value="=&quot;E&quot;" calcext:base-cell-address="Map.CS1"/>
          </calcext:conditional-format>
          <calcext:conditional-format calcext:target-range-address="Map.CS1:Map.CT1">
            <calcext:condition calcext:apply-style-name="pellet" calcext:value="=&quot;D&quot;" calcext:base-cell-address="Map.CS1"/>
          </calcext:conditional-format>
          <calcext:conditional-format calcext:target-range-address="Map.M1:Map.O2">
            <calcext:condition calcext:apply-style-name="Untitled1" calcext:value="=&quot;E&quot;" calcext:base-cell-address="Map.M1"/>
          </calcext:conditional-format>
          <calcext:conditional-format calcext:target-range-address="Map.M1:Map.O2">
            <calcext:condition calcext:apply-style-name="pellet" calcext:value="=&quot;D&quot;" calcext:base-cell-address="Map.M1"/>
          </calcext:conditional-format>
          <calcext:conditional-format calcext:target-range-address="Map.AH1:Map.AH1">
            <calcext:condition calcext:apply-style-name="Untitled1" calcext:value="=&quot;E&quot;" calcext:base-cell-address="Map.AH1"/>
          </calcext:conditional-format>
          <calcext:conditional-format calcext:target-range-address="Map.AH1:Map.AH1">
            <calcext:condition calcext:apply-style-name="pellet" calcext:value="=&quot;D&quot;" calcext:base-cell-address="Map.AH1"/>
          </calcext:conditional-format>
          <calcext:conditional-format calcext:target-range-address="Map.DN1:Map.DO1">
            <calcext:condition calcext:apply-style-name="Untitled1" calcext:value="=&quot;E&quot;" calcext:base-cell-address="Map.DN1"/>
          </calcext:conditional-format>
          <calcext:conditional-format calcext:target-range-address="Map.DN1:Map.DO1">
            <calcext:condition calcext:apply-style-name="pellet" calcext:value="=&quot;D&quot;" calcext:base-cell-address="Map.DN1"/>
          </calcext:conditional-format>
          <calcext:conditional-format calcext:target-range-address="Map.DQ1:Map.DU1">
            <calcext:condition calcext:apply-style-name="Untitled1" calcext:value="=&quot;E&quot;" calcext:base-cell-address="Map.DQ1"/>
          </calcext:conditional-format>
          <calcext:conditional-format calcext:target-range-address="Map.DQ1:Map.DU1">
            <calcext:condition calcext:apply-style-name="pellet" calcext:value="=&quot;D&quot;" calcext:base-cell-address="Map.DQ1"/>
          </calcext:conditional-format>
          <calcext:conditional-format calcext:target-range-address="Map.AK1:Map.AO1">
            <calcext:condition calcext:apply-style-name="Untitled1" calcext:value="=&quot;E&quot;" calcext:base-cell-address="Map.AK1"/>
          </calcext:conditional-format>
          <calcext:conditional-format calcext:target-range-address="Map.AK1:Map.AO1">
            <calcext:condition calcext:apply-style-name="pellet" calcext:value="=&quot;D&quot;" calcext:base-cell-address="Map.AK1"/>
          </calcext:conditional-format>
          <calcext:conditional-format calcext:target-range-address="Map.W15:Map.X15">
            <calcext:condition calcext:apply-style-name="Untitled1" calcext:value="=&quot;E&quot;" calcext:base-cell-address="Map.W15"/>
          </calcext:conditional-format>
          <calcext:conditional-format calcext:target-range-address="Map.W15:Map.X15">
            <calcext:condition calcext:apply-style-name="pellet" calcext:value="=&quot;D&quot;" calcext:base-cell-address="Map.W15"/>
          </calcext:conditional-format>
          <calcext:conditional-format calcext:target-range-address="Map.AA15:Map.AB15">
            <calcext:condition calcext:apply-style-name="Untitled1" calcext:value="=&quot;E&quot;" calcext:base-cell-address="Map.AA15"/>
          </calcext:conditional-format>
          <calcext:conditional-format calcext:target-range-address="Map.AA15:Map.AB15">
            <calcext:condition calcext:apply-style-name="pellet" calcext:value="=&quot;D&quot;" calcext:base-cell-address="Map.AA15"/>
          </calcext:conditional-format>
          <calcext:conditional-format calcext:target-range-address="Map.AT15:Map.AU15">
            <calcext:condition calcext:apply-style-name="Untitled1" calcext:value="=&quot;E&quot;" calcext:base-cell-address="Map.AT15"/>
          </calcext:conditional-format>
          <calcext:conditional-format calcext:target-range-address="Map.AT15:Map.AU15">
            <calcext:condition calcext:apply-style-name="pellet" calcext:value="=&quot;D&quot;" calcext:base-cell-address="Map.AT15"/>
          </calcext:conditional-format>
          <calcext:conditional-format calcext:target-range-address="Map.AR15:Map.AS15">
            <calcext:condition calcext:apply-style-name="Untitled1" calcext:value="=&quot;E&quot;" calcext:base-cell-address="Map.AR15"/>
          </calcext:conditional-format>
          <calcext:conditional-format calcext:target-range-address="Map.AR15:Map.AS15">
            <calcext:condition calcext:apply-style-name="pellet" calcext:value="=&quot;D&quot;" calcext:base-cell-address="Map.AR15"/>
          </calcext:conditional-format>
          <calcext:conditional-format calcext:target-range-address="Map.AV15:Map.AW15">
            <calcext:condition calcext:apply-style-name="Untitled1" calcext:value="=&quot;E&quot;" calcext:base-cell-address="Map.AV15"/>
          </calcext:conditional-format>
          <calcext:conditional-format calcext:target-range-address="Map.AV15:Map.AW15">
            <calcext:condition calcext:apply-style-name="pellet" calcext:value="=&quot;D&quot;" calcext:base-cell-address="Map.AV15"/>
          </calcext:conditional-format>
          <calcext:conditional-format calcext:target-range-address="Map.BO15:Map.BP15">
            <calcext:condition calcext:apply-style-name="Untitled1" calcext:value="=&quot;E&quot;" calcext:base-cell-address="Map.BO15"/>
          </calcext:conditional-format>
          <calcext:conditional-format calcext:target-range-address="Map.BO15:Map.BP15">
            <calcext:condition calcext:apply-style-name="pellet" calcext:value="=&quot;D&quot;" calcext:base-cell-address="Map.BO15"/>
          </calcext:conditional-format>
          <calcext:conditional-format calcext:target-range-address="Map.BM15:Map.BN15">
            <calcext:condition calcext:apply-style-name="Untitled1" calcext:value="=&quot;E&quot;" calcext:base-cell-address="Map.BM15"/>
          </calcext:conditional-format>
          <calcext:conditional-format calcext:target-range-address="Map.BM15:Map.BN15">
            <calcext:condition calcext:apply-style-name="pellet" calcext:value="=&quot;D&quot;" calcext:base-cell-address="Map.BM15"/>
          </calcext:conditional-format>
          <calcext:conditional-format calcext:target-range-address="Map.BQ15:Map.BR15">
            <calcext:condition calcext:apply-style-name="Untitled1" calcext:value="=&quot;E&quot;" calcext:base-cell-address="Map.BQ15"/>
          </calcext:conditional-format>
          <calcext:conditional-format calcext:target-range-address="Map.BQ15:Map.BR15">
            <calcext:condition calcext:apply-style-name="pellet" calcext:value="=&quot;D&quot;" calcext:base-cell-address="Map.BQ15"/>
          </calcext:conditional-format>
          <calcext:conditional-format calcext:target-range-address="Map.CJ15:Map.CK15">
            <calcext:condition calcext:apply-style-name="Untitled1" calcext:value="=&quot;E&quot;" calcext:base-cell-address="Map.CJ15"/>
          </calcext:conditional-format>
          <calcext:conditional-format calcext:target-range-address="Map.CJ15:Map.CK15">
            <calcext:condition calcext:apply-style-name="pellet" calcext:value="=&quot;D&quot;" calcext:base-cell-address="Map.CJ15"/>
          </calcext:conditional-format>
          <calcext:conditional-format calcext:target-range-address="Map.CH15:Map.CI15">
            <calcext:condition calcext:apply-style-name="Untitled1" calcext:value="=&quot;E&quot;" calcext:base-cell-address="Map.CH15"/>
          </calcext:conditional-format>
          <calcext:conditional-format calcext:target-range-address="Map.CH15:Map.CI15">
            <calcext:condition calcext:apply-style-name="pellet" calcext:value="=&quot;D&quot;" calcext:base-cell-address="Map.CH15"/>
          </calcext:conditional-format>
          <calcext:conditional-format calcext:target-range-address="Map.CL15:Map.CM15">
            <calcext:condition calcext:apply-style-name="Untitled1" calcext:value="=&quot;E&quot;" calcext:base-cell-address="Map.CL15"/>
          </calcext:conditional-format>
          <calcext:conditional-format calcext:target-range-address="Map.CL15:Map.CM15">
            <calcext:condition calcext:apply-style-name="pellet" calcext:value="=&quot;D&quot;" calcext:base-cell-address="Map.CL15"/>
          </calcext:conditional-format>
          <calcext:conditional-format calcext:target-range-address="Map.DE15:Map.DF15">
            <calcext:condition calcext:apply-style-name="Untitled1" calcext:value="=&quot;E&quot;" calcext:base-cell-address="Map.DE15"/>
          </calcext:conditional-format>
          <calcext:conditional-format calcext:target-range-address="Map.DE15:Map.DF15">
            <calcext:condition calcext:apply-style-name="pellet" calcext:value="=&quot;D&quot;" calcext:base-cell-address="Map.DE15"/>
          </calcext:conditional-format>
          <calcext:conditional-format calcext:target-range-address="Map.DC15:Map.DD15">
            <calcext:condition calcext:apply-style-name="Untitled1" calcext:value="=&quot;E&quot;" calcext:base-cell-address="Map.DC15"/>
          </calcext:conditional-format>
          <calcext:conditional-format calcext:target-range-address="Map.DC15:Map.DD15">
            <calcext:condition calcext:apply-style-name="pellet" calcext:value="=&quot;D&quot;" calcext:base-cell-address="Map.DC15"/>
          </calcext:conditional-format>
          <calcext:conditional-format calcext:target-range-address="Map.DG15:Map.DH15">
            <calcext:condition calcext:apply-style-name="Untitled1" calcext:value="=&quot;E&quot;" calcext:base-cell-address="Map.DG15"/>
          </calcext:conditional-format>
          <calcext:conditional-format calcext:target-range-address="Map.DG15:Map.DH15">
            <calcext:condition calcext:apply-style-name="pellet" calcext:value="=&quot;D&quot;" calcext:base-cell-address="Map.DG15"/>
          </calcext:conditional-format>
          <calcext:conditional-format calcext:target-range-address="Map.W19:Map.AD30 Map.W17:Map.X18 Map.Y31:Map.Z31 Map.AC31:Map.AD31">
            <calcext:condition calcext:apply-style-name="Untitled1" calcext:value="=&quot;E&quot;" calcext:base-cell-address="Map.W17"/>
          </calcext:conditional-format>
          <calcext:conditional-format calcext:target-range-address="Map.W19:Map.AD30 Map.W17:Map.X18 Map.Y31:Map.Z31 Map.AC31:Map.AD31">
            <calcext:condition calcext:apply-style-name="pellet" calcext:value="=&quot;D&quot;" calcext:base-cell-address="Map.W17"/>
          </calcext:conditional-format>
          <calcext:conditional-format calcext:target-range-address="Map.Y17:Map.AD18">
            <calcext:condition calcext:apply-style-name="Untitled1" calcext:value="=&quot;E&quot;" calcext:base-cell-address="Map.Y17"/>
          </calcext:conditional-format>
          <calcext:conditional-format calcext:target-range-address="Map.Y17:Map.AD18">
            <calcext:condition calcext:apply-style-name="pellet" calcext:value="=&quot;D&quot;" calcext:base-cell-address="Map.Y17"/>
          </calcext:conditional-format>
          <calcext:conditional-format calcext:target-range-address="Map.W31:Map.X31">
            <calcext:condition calcext:apply-style-name="Untitled1" calcext:value="=&quot;E&quot;" calcext:base-cell-address="Map.W31"/>
          </calcext:conditional-format>
          <calcext:conditional-format calcext:target-range-address="Map.W31:Map.X31">
            <calcext:condition calcext:apply-style-name="pellet" calcext:value="=&quot;D&quot;" calcext:base-cell-address="Map.W31"/>
          </calcext:conditional-format>
          <calcext:conditional-format calcext:target-range-address="Map.AA31:Map.AB31">
            <calcext:condition calcext:apply-style-name="Untitled1" calcext:value="=&quot;E&quot;" calcext:base-cell-address="Map.AA31"/>
          </calcext:conditional-format>
          <calcext:conditional-format calcext:target-range-address="Map.AA31:Map.AB31">
            <calcext:condition calcext:apply-style-name="pellet" calcext:value="=&quot;D&quot;" calcext:base-cell-address="Map.AA31"/>
          </calcext:conditional-format>
          <calcext:conditional-format calcext:target-range-address="Map.AR19:Map.AY30 Map.AR17:Map.AS18 Map.AT31:Map.AU31 Map.AX31:Map.AY31">
            <calcext:condition calcext:apply-style-name="Untitled1" calcext:value="=&quot;E&quot;" calcext:base-cell-address="Map.AR17"/>
          </calcext:conditional-format>
          <calcext:conditional-format calcext:target-range-address="Map.AR19:Map.AY30 Map.AR17:Map.AS18 Map.AT31:Map.AU31 Map.AX31:Map.AY31">
            <calcext:condition calcext:apply-style-name="pellet" calcext:value="=&quot;D&quot;" calcext:base-cell-address="Map.AR17"/>
          </calcext:conditional-format>
          <calcext:conditional-format calcext:target-range-address="Map.AT17:Map.AY18">
            <calcext:condition calcext:apply-style-name="Untitled1" calcext:value="=&quot;E&quot;" calcext:base-cell-address="Map.AT17"/>
          </calcext:conditional-format>
          <calcext:conditional-format calcext:target-range-address="Map.AT17:Map.AY18">
            <calcext:condition calcext:apply-style-name="pellet" calcext:value="=&quot;D&quot;" calcext:base-cell-address="Map.AT17"/>
          </calcext:conditional-format>
          <calcext:conditional-format calcext:target-range-address="Map.AR31:Map.AS31">
            <calcext:condition calcext:apply-style-name="Untitled1" calcext:value="=&quot;E&quot;" calcext:base-cell-address="Map.AR31"/>
          </calcext:conditional-format>
          <calcext:conditional-format calcext:target-range-address="Map.AR31:Map.AS31">
            <calcext:condition calcext:apply-style-name="pellet" calcext:value="=&quot;D&quot;" calcext:base-cell-address="Map.AR31"/>
          </calcext:conditional-format>
          <calcext:conditional-format calcext:target-range-address="Map.AV31:Map.AW31">
            <calcext:condition calcext:apply-style-name="Untitled1" calcext:value="=&quot;E&quot;" calcext:base-cell-address="Map.AV31"/>
          </calcext:conditional-format>
          <calcext:conditional-format calcext:target-range-address="Map.AV31:Map.AW31">
            <calcext:condition calcext:apply-style-name="pellet" calcext:value="=&quot;D&quot;" calcext:base-cell-address="Map.AV31"/>
          </calcext:conditional-format>
          <calcext:conditional-format calcext:target-range-address="Map.BM19:Map.BT30 Map.BM17:Map.BN18 Map.BO31:Map.BP31 Map.BS31:Map.BT31">
            <calcext:condition calcext:apply-style-name="Untitled1" calcext:value="=&quot;E&quot;" calcext:base-cell-address="Map.BM17"/>
          </calcext:conditional-format>
          <calcext:conditional-format calcext:target-range-address="Map.BM19:Map.BT30 Map.BM17:Map.BN18 Map.BO31:Map.BP31 Map.BS31:Map.BT31">
            <calcext:condition calcext:apply-style-name="pellet" calcext:value="=&quot;D&quot;" calcext:base-cell-address="Map.BM17"/>
          </calcext:conditional-format>
          <calcext:conditional-format calcext:target-range-address="Map.BO17:Map.BT18">
            <calcext:condition calcext:apply-style-name="Untitled1" calcext:value="=&quot;E&quot;" calcext:base-cell-address="Map.BO17"/>
          </calcext:conditional-format>
          <calcext:conditional-format calcext:target-range-address="Map.BO17:Map.BT18">
            <calcext:condition calcext:apply-style-name="pellet" calcext:value="=&quot;D&quot;" calcext:base-cell-address="Map.BO17"/>
          </calcext:conditional-format>
          <calcext:conditional-format calcext:target-range-address="Map.BM31:Map.BN31">
            <calcext:condition calcext:apply-style-name="Untitled1" calcext:value="=&quot;E&quot;" calcext:base-cell-address="Map.BM31"/>
          </calcext:conditional-format>
          <calcext:conditional-format calcext:target-range-address="Map.BM31:Map.BN31">
            <calcext:condition calcext:apply-style-name="pellet" calcext:value="=&quot;D&quot;" calcext:base-cell-address="Map.BM31"/>
          </calcext:conditional-format>
          <calcext:conditional-format calcext:target-range-address="Map.BQ31:Map.BR31">
            <calcext:condition calcext:apply-style-name="Untitled1" calcext:value="=&quot;E&quot;" calcext:base-cell-address="Map.BQ31"/>
          </calcext:conditional-format>
          <calcext:conditional-format calcext:target-range-address="Map.BQ31:Map.BR31">
            <calcext:condition calcext:apply-style-name="pellet" calcext:value="=&quot;D&quot;" calcext:base-cell-address="Map.BQ31"/>
          </calcext:conditional-format>
          <calcext:conditional-format calcext:target-range-address="Map.CH19:Map.CO30 Map.CH17:Map.CI18 Map.CJ31:Map.CK31 Map.CN31:Map.CO31">
            <calcext:condition calcext:apply-style-name="Untitled1" calcext:value="=&quot;E&quot;" calcext:base-cell-address="Map.CH17"/>
          </calcext:conditional-format>
          <calcext:conditional-format calcext:target-range-address="Map.CH19:Map.CO30 Map.CH17:Map.CI18 Map.CJ31:Map.CK31 Map.CN31:Map.CO31">
            <calcext:condition calcext:apply-style-name="pellet" calcext:value="=&quot;D&quot;" calcext:base-cell-address="Map.CH17"/>
          </calcext:conditional-format>
          <calcext:conditional-format calcext:target-range-address="Map.CJ17:Map.CO18">
            <calcext:condition calcext:apply-style-name="Untitled1" calcext:value="=&quot;E&quot;" calcext:base-cell-address="Map.CJ17"/>
          </calcext:conditional-format>
          <calcext:conditional-format calcext:target-range-address="Map.CJ17:Map.CO18">
            <calcext:condition calcext:apply-style-name="pellet" calcext:value="=&quot;D&quot;" calcext:base-cell-address="Map.CJ17"/>
          </calcext:conditional-format>
          <calcext:conditional-format calcext:target-range-address="Map.CH31:Map.CI31">
            <calcext:condition calcext:apply-style-name="Untitled1" calcext:value="=&quot;E&quot;" calcext:base-cell-address="Map.CH31"/>
          </calcext:conditional-format>
          <calcext:conditional-format calcext:target-range-address="Map.CH31:Map.CI31">
            <calcext:condition calcext:apply-style-name="pellet" calcext:value="=&quot;D&quot;" calcext:base-cell-address="Map.CH31"/>
          </calcext:conditional-format>
          <calcext:conditional-format calcext:target-range-address="Map.CL31:Map.CM31">
            <calcext:condition calcext:apply-style-name="Untitled1" calcext:value="=&quot;E&quot;" calcext:base-cell-address="Map.CL31"/>
          </calcext:conditional-format>
          <calcext:conditional-format calcext:target-range-address="Map.CL31:Map.CM31">
            <calcext:condition calcext:apply-style-name="pellet" calcext:value="=&quot;D&quot;" calcext:base-cell-address="Map.CL31"/>
          </calcext:conditional-format>
          <calcext:conditional-format calcext:target-range-address="Map.DC19:Map.DJ30 Map.DC17:Map.DD18 Map.DE31:Map.DF31 Map.DI31:Map.DJ31">
            <calcext:condition calcext:apply-style-name="Untitled1" calcext:value="=&quot;E&quot;" calcext:base-cell-address="Map.DC17"/>
          </calcext:conditional-format>
          <calcext:conditional-format calcext:target-range-address="Map.DC19:Map.DJ30 Map.DC17:Map.DD18 Map.DE31:Map.DF31 Map.DI31:Map.DJ31">
            <calcext:condition calcext:apply-style-name="pellet" calcext:value="=&quot;D&quot;" calcext:base-cell-address="Map.DC17"/>
          </calcext:conditional-format>
          <calcext:conditional-format calcext:target-range-address="Map.DE17:Map.DJ18">
            <calcext:condition calcext:apply-style-name="Untitled1" calcext:value="=&quot;E&quot;" calcext:base-cell-address="Map.DE17"/>
          </calcext:conditional-format>
          <calcext:conditional-format calcext:target-range-address="Map.DE17:Map.DJ18">
            <calcext:condition calcext:apply-style-name="pellet" calcext:value="=&quot;D&quot;" calcext:base-cell-address="Map.DE17"/>
          </calcext:conditional-format>
          <calcext:conditional-format calcext:target-range-address="Map.DC31:Map.DD31">
            <calcext:condition calcext:apply-style-name="Untitled1" calcext:value="=&quot;E&quot;" calcext:base-cell-address="Map.DC31"/>
          </calcext:conditional-format>
          <calcext:conditional-format calcext:target-range-address="Map.DC31:Map.DD31">
            <calcext:condition calcext:apply-style-name="pellet" calcext:value="=&quot;D&quot;" calcext:base-cell-address="Map.DC31"/>
          </calcext:conditional-format>
          <calcext:conditional-format calcext:target-range-address="Map.DG31:Map.DH31">
            <calcext:condition calcext:apply-style-name="Untitled1" calcext:value="=&quot;E&quot;" calcext:base-cell-address="Map.DG31"/>
          </calcext:conditional-format>
          <calcext:conditional-format calcext:target-range-address="Map.DG31:Map.DH31">
            <calcext:condition calcext:apply-style-name="pellet" calcext:value="=&quot;D&quot;" calcext:base-cell-address="Map.DG31"/>
          </calcext:conditional-format>
          <calcext:conditional-format calcext:target-range-address="Map.D31:Map.E31">
            <calcext:condition calcext:apply-style-name="Untitled1" calcext:value="=&quot;E&quot;" calcext:base-cell-address="Map.D31"/>
          </calcext:conditional-format>
          <calcext:conditional-format calcext:target-range-address="Map.D31:Map.E31">
            <calcext:condition calcext:apply-style-name="pellet" calcext:value="=&quot;D&quot;" calcext:base-cell-address="Map.D31"/>
          </calcext:conditional-format>
          <calcext:conditional-format calcext:target-range-address="Map.B31:Map.C31">
            <calcext:condition calcext:apply-style-name="Untitled1" calcext:value="=&quot;E&quot;" calcext:base-cell-address="Map.B31"/>
          </calcext:conditional-format>
          <calcext:conditional-format calcext:target-range-address="Map.B31:Map.C31">
            <calcext:condition calcext:apply-style-name="pellet" calcext:value="=&quot;D&quot;" calcext:base-cell-address="Map.B31"/>
          </calcext:conditional-format>
          <calcext:conditional-format calcext:target-range-address="Map.F31:Map.G31">
            <calcext:condition calcext:apply-style-name="Untitled1" calcext:value="=&quot;E&quot;" calcext:base-cell-address="Map.F31"/>
          </calcext:conditional-format>
          <calcext:conditional-format calcext:target-range-address="Map.F31:Map.G31">
            <calcext:condition calcext:apply-style-name="pellet" calcext:value="=&quot;D&quot;" calcext:base-cell-address="Map.F31"/>
          </calcext:conditional-format>
          <calcext:conditional-format calcext:target-range-address="Map.AH17:Map.AI17">
            <calcext:condition calcext:apply-style-name="Untitled1" calcext:value="=&quot;E&quot;" calcext:base-cell-address="Map.AH17"/>
          </calcext:conditional-format>
          <calcext:conditional-format calcext:target-range-address="Map.AH17:Map.AI17">
            <calcext:condition calcext:apply-style-name="pellet" calcext:value="=&quot;D&quot;" calcext:base-cell-address="Map.AH17"/>
          </calcext:conditional-format>
          <calcext:conditional-format calcext:target-range-address="Map.BC17:Map.BD17">
            <calcext:condition calcext:apply-style-name="Untitled1" calcext:value="=&quot;E&quot;" calcext:base-cell-address="Map.BC17"/>
          </calcext:conditional-format>
          <calcext:conditional-format calcext:target-range-address="Map.BC17:Map.BD17">
            <calcext:condition calcext:apply-style-name="pellet" calcext:value="=&quot;D&quot;" calcext:base-cell-address="Map.BC17"/>
          </calcext:conditional-format>
          <calcext:conditional-format calcext:target-range-address="Map.BX17:Map.BY17">
            <calcext:condition calcext:apply-style-name="Untitled1" calcext:value="=&quot;E&quot;" calcext:base-cell-address="Map.BX17"/>
          </calcext:conditional-format>
          <calcext:conditional-format calcext:target-range-address="Map.BX17:Map.BY17">
            <calcext:condition calcext:apply-style-name="pellet" calcext:value="=&quot;D&quot;" calcext:base-cell-address="Map.BX17"/>
          </calcext:conditional-format>
          <calcext:conditional-format calcext:target-range-address="Map.BF17:Map.BJ17">
            <calcext:condition calcext:apply-style-name="Untitled1" calcext:value="=&quot;E&quot;" calcext:base-cell-address="Map.BF17"/>
          </calcext:conditional-format>
          <calcext:conditional-format calcext:target-range-address="Map.BF17:Map.BJ17">
            <calcext:condition calcext:apply-style-name="pellet" calcext:value="=&quot;D&quot;" calcext:base-cell-address="Map.BF17"/>
          </calcext:conditional-format>
          <calcext:conditional-format calcext:target-range-address="Map.CA17:Map.CE17">
            <calcext:condition calcext:apply-style-name="Untitled1" calcext:value="=&quot;E&quot;" calcext:base-cell-address="Map.CA17"/>
          </calcext:conditional-format>
          <calcext:conditional-format calcext:target-range-address="Map.CA17:Map.CE17">
            <calcext:condition calcext:apply-style-name="pellet" calcext:value="=&quot;D&quot;" calcext:base-cell-address="Map.CA17"/>
          </calcext:conditional-format>
          <calcext:conditional-format calcext:target-range-address="Map.CT17:Map.CV17">
            <calcext:condition calcext:apply-style-name="Untitled1" calcext:value="=&quot;E&quot;" calcext:base-cell-address="Map.CT17"/>
          </calcext:conditional-format>
          <calcext:conditional-format calcext:target-range-address="Map.CT17:Map.CV17">
            <calcext:condition calcext:apply-style-name="pellet" calcext:value="=&quot;D&quot;" calcext:base-cell-address="Map.CT17"/>
          </calcext:conditional-format>
          <calcext:conditional-format calcext:target-range-address="Map.CV17:Map.CZ17">
            <calcext:condition calcext:apply-style-name="Untitled1" calcext:value="=&quot;E&quot;" calcext:base-cell-address="Map.CV17"/>
          </calcext:conditional-format>
          <calcext:conditional-format calcext:target-range-address="Map.CV17:Map.CZ17">
            <calcext:condition calcext:apply-style-name="pellet" calcext:value="=&quot;D&quot;" calcext:base-cell-address="Map.CV17"/>
          </calcext:conditional-format>
          <calcext:conditional-format calcext:target-range-address="Map.DO17:Map.DQ17">
            <calcext:condition calcext:apply-style-name="Untitled1" calcext:value="=&quot;E&quot;" calcext:base-cell-address="Map.DO17"/>
          </calcext:conditional-format>
          <calcext:conditional-format calcext:target-range-address="Map.DO17:Map.DQ17">
            <calcext:condition calcext:apply-style-name="pellet" calcext:value="=&quot;D&quot;" calcext:base-cell-address="Map.DO17"/>
          </calcext:conditional-format>
          <calcext:conditional-format calcext:target-range-address="Map.DQ17:Map.DU17">
            <calcext:condition calcext:apply-style-name="Untitled1" calcext:value="=&quot;E&quot;" calcext:base-cell-address="Map.DQ17"/>
          </calcext:conditional-format>
          <calcext:conditional-format calcext:target-range-address="Map.DQ17:Map.DU17">
            <calcext:condition calcext:apply-style-name="pellet" calcext:value="=&quot;D&quot;" calcext:base-cell-address="Map.DQ17"/>
          </calcext:conditional-format>
          <calcext:conditional-format calcext:target-range-address="Map.I23:Map.M24">
            <calcext:condition calcext:apply-style-name="Untitled1" calcext:value="=&quot;E&quot;" calcext:base-cell-address="Map.I23"/>
          </calcext:conditional-format>
          <calcext:conditional-format calcext:target-range-address="Map.I23:Map.M24">
            <calcext:condition calcext:apply-style-name="pellet" calcext:value="=&quot;D&quot;" calcext:base-cell-address="Map.I23"/>
          </calcext:conditional-format>
          <calcext:conditional-format calcext:target-range-address="Map.I25:Map.M25">
            <calcext:condition calcext:apply-style-name="Untitled1" calcext:value="=&quot;E&quot;" calcext:base-cell-address="Map.I25"/>
          </calcext:conditional-format>
          <calcext:conditional-format calcext:target-range-address="Map.I25:Map.M25">
            <calcext:condition calcext:apply-style-name="pellet" calcext:value="=&quot;D&quot;" calcext:base-cell-address="Map.I25"/>
          </calcext:conditional-format>
          <calcext:conditional-format calcext:target-range-address="Map.T19:Map.U31">
            <calcext:condition calcext:apply-style-name="Untitled1" calcext:value="=&quot;E&quot;" calcext:base-cell-address="Map.T19"/>
          </calcext:conditional-format>
          <calcext:conditional-format calcext:target-range-address="Map.T19:Map.U31">
            <calcext:condition calcext:apply-style-name="pellet" calcext:value="=&quot;D&quot;" calcext:base-cell-address="Map.T19"/>
          </calcext:conditional-format>
          <calcext:conditional-format calcext:target-range-address="Map.M30:Map.S30">
            <calcext:condition calcext:apply-style-name="Untitled1" calcext:value="=&quot;E&quot;" calcext:base-cell-address="Map.M30"/>
          </calcext:conditional-format>
          <calcext:conditional-format calcext:target-range-address="Map.M30:Map.S30">
            <calcext:condition calcext:apply-style-name="pellet" calcext:value="=&quot;D&quot;" calcext:base-cell-address="Map.M30"/>
          </calcext:conditional-format>
          <calcext:conditional-format calcext:target-range-address="Map.B30:Map.I30">
            <calcext:condition calcext:apply-style-name="Untitled1" calcext:value="=&quot;E&quot;" calcext:base-cell-address="Map.B30"/>
          </calcext:conditional-format>
          <calcext:conditional-format calcext:target-range-address="Map.B30:Map.I30">
            <calcext:condition calcext:apply-style-name="pellet" calcext:value="=&quot;D&quot;" calcext:base-cell-address="Map.B30"/>
          </calcext:conditional-format>
          <calcext:conditional-format calcext:target-range-address="Map.B19:Map.B29">
            <calcext:condition calcext:apply-style-name="Untitled1" calcext:value="=&quot;E&quot;" calcext:base-cell-address="Map.B19"/>
          </calcext:conditional-format>
          <calcext:conditional-format calcext:target-range-address="Map.B19:Map.B29">
            <calcext:condition calcext:apply-style-name="pellet" calcext:value="=&quot;D&quot;" calcext:base-cell-address="Map.B19"/>
          </calcext:conditional-format>
          <calcext:conditional-format calcext:target-range-address="Map.C19:Map.H19">
            <calcext:condition calcext:apply-style-name="Untitled1" calcext:value="=&quot;E&quot;" calcext:base-cell-address="Map.C19"/>
          </calcext:conditional-format>
          <calcext:conditional-format calcext:target-range-address="Map.C19:Map.H19">
            <calcext:condition calcext:apply-style-name="pellet" calcext:value="=&quot;D&quot;" calcext:base-cell-address="Map.C19"/>
          </calcext:conditional-format>
          <calcext:conditional-format calcext:target-range-address="Map.N19:Map.S19">
            <calcext:condition calcext:apply-style-name="Untitled1" calcext:value="=&quot;E&quot;" calcext:base-cell-address="Map.N19"/>
          </calcext:conditional-format>
          <calcext:conditional-format calcext:target-range-address="Map.N19:Map.S19">
            <calcext:condition calcext:apply-style-name="pellet" calcext:value="=&quot;D&quot;" calcext:base-cell-address="Map.N19"/>
          </calcext:conditional-format>
          <calcext:conditional-format calcext:target-range-address="Map.R21:Map.S22">
            <calcext:condition calcext:apply-style-name="Untitled1" calcext:value="=&quot;E&quot;" calcext:base-cell-address="Map.R21"/>
          </calcext:conditional-format>
          <calcext:conditional-format calcext:target-range-address="Map.R21:Map.S22">
            <calcext:condition calcext:apply-style-name="pellet" calcext:value="=&quot;D&quot;" calcext:base-cell-address="Map.R21"/>
          </calcext:conditional-format>
          <calcext:conditional-format calcext:target-range-address="Map.H27:Map.H27 Map.D27:Map.E28">
            <calcext:condition calcext:apply-style-name="Untitled1" calcext:value="=&quot;E&quot;" calcext:base-cell-address="Map.D27"/>
          </calcext:conditional-format>
          <calcext:conditional-format calcext:target-range-address="Map.H27:Map.H27 Map.D27:Map.E28">
            <calcext:condition calcext:apply-style-name="pellet" calcext:value="=&quot;D&quot;" calcext:base-cell-address="Map.D27"/>
          </calcext:conditional-format>
          <calcext:conditional-format calcext:target-range-address="Map.F27:Map.G28">
            <calcext:condition calcext:apply-style-name="Untitled1" calcext:value="=&quot;E&quot;" calcext:base-cell-address="Map.F27"/>
          </calcext:conditional-format>
          <calcext:conditional-format calcext:target-range-address="Map.F27:Map.G28">
            <calcext:condition calcext:apply-style-name="pellet" calcext:value="=&quot;D&quot;" calcext:base-cell-address="Map.F27"/>
          </calcext:conditional-format>
          <calcext:conditional-format calcext:target-range-address="Map.D20:Map.I20">
            <calcext:condition calcext:apply-style-name="Untitled1" calcext:value="=&quot;E&quot;" calcext:base-cell-address="Map.D20"/>
          </calcext:conditional-format>
          <calcext:conditional-format calcext:target-range-address="Map.D20:Map.I20">
            <calcext:condition calcext:apply-style-name="pellet" calcext:value="=&quot;D&quot;" calcext:base-cell-address="Map.D20"/>
          </calcext:conditional-format>
          <calcext:conditional-format calcext:target-range-address="Map.J20:Map.O20">
            <calcext:condition calcext:apply-style-name="Untitled1" calcext:value="=&quot;E&quot;" calcext:base-cell-address="Map.J20"/>
          </calcext:conditional-format>
          <calcext:conditional-format calcext:target-range-address="Map.J20:Map.O20">
            <calcext:condition calcext:apply-style-name="pellet" calcext:value="=&quot;D&quot;" calcext:base-cell-address="Map.J20"/>
          </calcext:conditional-format>
          <calcext:conditional-format calcext:target-range-address="Map.E22:Map.I22">
            <calcext:condition calcext:apply-style-name="Untitled1" calcext:value="=&quot;E&quot;" calcext:base-cell-address="Map.E22"/>
          </calcext:conditional-format>
          <calcext:conditional-format calcext:target-range-address="Map.E22:Map.I22">
            <calcext:condition calcext:apply-style-name="pellet" calcext:value="=&quot;D&quot;" calcext:base-cell-address="Map.E22"/>
          </calcext:conditional-format>
          <calcext:conditional-format calcext:target-range-address="Map.J22:Map.N22">
            <calcext:condition calcext:apply-style-name="Untitled1" calcext:value="=&quot;E&quot;" calcext:base-cell-address="Map.J22"/>
          </calcext:conditional-format>
          <calcext:conditional-format calcext:target-range-address="Map.J22:Map.N22">
            <calcext:condition calcext:apply-style-name="pellet" calcext:value="=&quot;D&quot;" calcext:base-cell-address="Map.J22"/>
          </calcext:conditional-format>
          <calcext:conditional-format calcext:target-range-address="Map.P23:Map.S23">
            <calcext:condition calcext:apply-style-name="Untitled1" calcext:value="=&quot;E&quot;" calcext:base-cell-address="Map.P23"/>
          </calcext:conditional-format>
          <calcext:conditional-format calcext:target-range-address="Map.P23:Map.S23">
            <calcext:condition calcext:apply-style-name="pellet" calcext:value="=&quot;D&quot;" calcext:base-cell-address="Map.P23"/>
          </calcext:conditional-format>
          <calcext:conditional-format calcext:target-range-address="Map.N23:Map.O23">
            <calcext:condition calcext:apply-style-name="Untitled1" calcext:value="=&quot;E&quot;" calcext:base-cell-address="Map.N23"/>
          </calcext:conditional-format>
          <calcext:conditional-format calcext:target-range-address="Map.N23:Map.O23">
            <calcext:condition calcext:apply-style-name="pellet" calcext:value="=&quot;D&quot;" calcext:base-cell-address="Map.N23"/>
          </calcext:conditional-format>
          <calcext:conditional-format calcext:target-range-address="Map.C24:Map.D24">
            <calcext:condition calcext:apply-style-name="Untitled1" calcext:value="=&quot;E&quot;" calcext:base-cell-address="Map.C24"/>
          </calcext:conditional-format>
          <calcext:conditional-format calcext:target-range-address="Map.C24:Map.D24">
            <calcext:condition calcext:apply-style-name="pellet" calcext:value="=&quot;D&quot;" calcext:base-cell-address="Map.C24"/>
          </calcext:conditional-format>
          <calcext:conditional-format calcext:target-range-address="Map.E24:Map.H24">
            <calcext:condition calcext:apply-style-name="Untitled1" calcext:value="=&quot;E&quot;" calcext:base-cell-address="Map.E24"/>
          </calcext:conditional-format>
          <calcext:conditional-format calcext:target-range-address="Map.E24:Map.H24">
            <calcext:condition calcext:apply-style-name="pellet" calcext:value="=&quot;D&quot;" calcext:base-cell-address="Map.E24"/>
          </calcext:conditional-format>
          <calcext:conditional-format calcext:target-range-address="Map.P25:Map.S25">
            <calcext:condition calcext:apply-style-name="Untitled1" calcext:value="=&quot;E&quot;" calcext:base-cell-address="Map.P25"/>
          </calcext:conditional-format>
          <calcext:conditional-format calcext:target-range-address="Map.P25:Map.S25">
            <calcext:condition calcext:apply-style-name="pellet" calcext:value="=&quot;D&quot;" calcext:base-cell-address="Map.P25"/>
          </calcext:conditional-format>
          <calcext:conditional-format calcext:target-range-address="Map.N25:Map.O25">
            <calcext:condition calcext:apply-style-name="Untitled1" calcext:value="=&quot;E&quot;" calcext:base-cell-address="Map.N25"/>
          </calcext:conditional-format>
          <calcext:conditional-format calcext:target-range-address="Map.N25:Map.O25">
            <calcext:condition calcext:apply-style-name="pellet" calcext:value="=&quot;D&quot;" calcext:base-cell-address="Map.N25"/>
          </calcext:conditional-format>
          <calcext:conditional-format calcext:target-range-address="Map.C26:Map.C26">
            <calcext:condition calcext:apply-style-name="Untitled1" calcext:value="=&quot;E&quot;" calcext:base-cell-address="Map.C26"/>
          </calcext:conditional-format>
          <calcext:conditional-format calcext:target-range-address="Map.C26:Map.C26">
            <calcext:condition calcext:apply-style-name="pellet" calcext:value="=&quot;D&quot;" calcext:base-cell-address="Map.C26"/>
          </calcext:conditional-format>
          <calcext:conditional-format calcext:target-range-address="Map.D26:Map.I26">
            <calcext:condition calcext:apply-style-name="Untitled1" calcext:value="=&quot;E&quot;" calcext:base-cell-address="Map.D26"/>
          </calcext:conditional-format>
          <calcext:conditional-format calcext:target-range-address="Map.D26:Map.I26">
            <calcext:condition calcext:apply-style-name="pellet" calcext:value="=&quot;D&quot;" calcext:base-cell-address="Map.D26"/>
          </calcext:conditional-format>
          <calcext:conditional-format calcext:target-range-address="Map.J26:Map.N26">
            <calcext:condition calcext:apply-style-name="Untitled1" calcext:value="=&quot;E&quot;" calcext:base-cell-address="Map.J26"/>
          </calcext:conditional-format>
          <calcext:conditional-format calcext:target-range-address="Map.J26:Map.N26">
            <calcext:condition calcext:apply-style-name="pellet" calcext:value="=&quot;D&quot;" calcext:base-cell-address="Map.J26"/>
          </calcext:conditional-format>
          <calcext:conditional-format calcext:target-range-address="Map.P27:Map.S27">
            <calcext:condition calcext:apply-style-name="Untitled1" calcext:value="=&quot;E&quot;" calcext:base-cell-address="Map.P27"/>
          </calcext:conditional-format>
          <calcext:conditional-format calcext:target-range-address="Map.P27:Map.S27">
            <calcext:condition calcext:apply-style-name="pellet" calcext:value="=&quot;D&quot;" calcext:base-cell-address="Map.P27"/>
          </calcext:conditional-format>
          <calcext:conditional-format calcext:target-range-address="Map.N27:Map.O27">
            <calcext:condition calcext:apply-style-name="Untitled1" calcext:value="=&quot;E&quot;" calcext:base-cell-address="Map.N27"/>
          </calcext:conditional-format>
          <calcext:conditional-format calcext:target-range-address="Map.N27:Map.O27">
            <calcext:condition calcext:apply-style-name="pellet" calcext:value="=&quot;D&quot;" calcext:base-cell-address="Map.N27"/>
          </calcext:conditional-format>
          <calcext:conditional-format calcext:target-range-address="Map.H28:Map.I28">
            <calcext:condition calcext:apply-style-name="Untitled1" calcext:value="=&quot;E&quot;" calcext:base-cell-address="Map.H28"/>
          </calcext:conditional-format>
          <calcext:conditional-format calcext:target-range-address="Map.H28:Map.I28">
            <calcext:condition calcext:apply-style-name="pellet" calcext:value="=&quot;D&quot;" calcext:base-cell-address="Map.H28"/>
          </calcext:conditional-format>
          <calcext:conditional-format calcext:target-range-address="Map.J28:Map.N28">
            <calcext:condition calcext:apply-style-name="Untitled1" calcext:value="=&quot;E&quot;" calcext:base-cell-address="Map.J28"/>
          </calcext:conditional-format>
          <calcext:conditional-format calcext:target-range-address="Map.J28:Map.N28">
            <calcext:condition calcext:apply-style-name="pellet" calcext:value="=&quot;D&quot;" calcext:base-cell-address="Map.J28"/>
          </calcext:conditional-format>
          <calcext:conditional-format calcext:target-range-address="Map.C29:Map.C29">
            <calcext:condition calcext:apply-style-name="Untitled1" calcext:value="=&quot;E&quot;" calcext:base-cell-address="Map.C29"/>
          </calcext:conditional-format>
          <calcext:conditional-format calcext:target-range-address="Map.C29:Map.C29">
            <calcext:condition calcext:apply-style-name="pellet" calcext:value="=&quot;D&quot;" calcext:base-cell-address="Map.C29"/>
          </calcext:conditional-format>
          <calcext:conditional-format calcext:target-range-address="Map.D29:Map.H29">
            <calcext:condition calcext:apply-style-name="Untitled1" calcext:value="=&quot;E&quot;" calcext:base-cell-address="Map.D29"/>
          </calcext:conditional-format>
          <calcext:conditional-format calcext:target-range-address="Map.D29:Map.H29">
            <calcext:condition calcext:apply-style-name="pellet" calcext:value="=&quot;D&quot;" calcext:base-cell-address="Map.D29"/>
          </calcext:conditional-format>
          <calcext:conditional-format calcext:target-range-address="Map.P29:Map.S29">
            <calcext:condition calcext:apply-style-name="Untitled1" calcext:value="=&quot;E&quot;" calcext:base-cell-address="Map.P29"/>
          </calcext:conditional-format>
          <calcext:conditional-format calcext:target-range-address="Map.P29:Map.S29">
            <calcext:condition calcext:apply-style-name="pellet" calcext:value="=&quot;D&quot;" calcext:base-cell-address="Map.P29"/>
          </calcext:conditional-format>
          <calcext:conditional-format calcext:target-range-address="Map.N29:Map.O29">
            <calcext:condition calcext:apply-style-name="Untitled1" calcext:value="=&quot;E&quot;" calcext:base-cell-address="Map.N29"/>
          </calcext:conditional-format>
          <calcext:conditional-format calcext:target-range-address="Map.N29:Map.O29">
            <calcext:condition calcext:apply-style-name="pellet" calcext:value="=&quot;D&quot;" calcext:base-cell-address="Map.N29"/>
          </calcext:conditional-format>
          <calcext:conditional-format calcext:target-range-address="Map.AK17:Map.AO17">
            <calcext:condition calcext:apply-style-name="Untitled1" calcext:value="=&quot;E&quot;" calcext:base-cell-address="Map.AK17"/>
          </calcext:conditional-format>
          <calcext:conditional-format calcext:target-range-address="Map.AK17:Map.AO17">
            <calcext:condition calcext:apply-style-name="pellet" calcext:value="=&quot;D&quot;" calcext:base-cell-address="Map.AK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21:57:34.142847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1T01:48:43.604521985</dc:date>
    <meta:editing-cycles>90</meta:editing-cycles>
    <meta:editing-duration>P1DT20H39M35S</meta:editing-duration>
    <meta:document-statistic meta:table-count="3" meta:cell-count="1166" meta:object-count="0"/>
  </office:meta>
</office:document-meta>
</file>